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fo:min-height="1.5cm"/>
    </style:style>
    <style:style style:name="gr2" style:family="graphic" style:parent-style-name="standard">
      <style:graphic-properties draw:fill="solid" draw:fill-color="#00cccc" draw:textarea-vertical-align="middle" draw:auto-grow-height="false" fo:min-height="0.749cm" fo:min-width="0.499cm"/>
    </style:style>
    <style:style style:name="gr3" style:family="graphic" style:parent-style-name="standard">
      <style:graphic-properties svg:stroke-width="0cm" draw:textarea-horizontal-align="justify" draw:textarea-vertical-align="middle" draw:auto-grow-height="false" fo:padding-top="0.075cm" fo:padding-bottom="0.075cm" fo:padding-left="0.1cm" fo:padding-right="0.1cm"/>
    </style:style>
    <style:style style:name="gr4" style:family="graphic" style:parent-style-name="standard">
      <style:graphic-properties svg:stroke-width="0cm" draw:textarea-horizontal-align="justify" draw:textarea-vertical-align="middle" draw:auto-grow-height="false" fo:padding-top="0.075cm" fo:padding-bottom="0.075cm" fo:padding-left="0.1cm" fo:padding-right="0.1cm"/>
    </style:style>
    <style:style style:name="gr5" style:family="graphic" style:parent-style-name="standard">
      <style:graphic-properties svg:stroke-width="0cm" draw:fill="solid" draw:fill-color="#99ccff" draw:textarea-horizontal-align="justify" draw:textarea-vertical-align="middle" draw:auto-grow-height="false" fo:padding-top="0.075cm" fo:padding-bottom="0.075cm" fo:padding-left="0.1cm" fo:padding-right="0.1cm"/>
    </style:style>
    <style:style style:name="gr6" style:family="graphic" style:parent-style-name="standard">
      <style:graphic-properties draw:stroke="dash" draw:stroke-dash="Dash_20_2" svg:stroke-width="0cm" draw:marker-start-width="0.2cm" draw:marker-end-width="0.2cm" draw:fill="solid" draw:fill-color="#ffffff" draw:textarea-horizontal-align="justify" draw:textarea-vertical-align="middle" draw:auto-grow-height="false" fo:padding-top="0.125cm" fo:padding-bottom="0.125cm" fo:padding-left="0.25cm" fo:padding-right="0.25cm"/>
    </style:style>
    <style:style style:name="gr7" style:family="graphic" style:parent-style-name="standard">
      <style:graphic-properties svg:stroke-width="0cm" draw:fill="solid" draw:fill-color="#ffffff" draw:textarea-horizontal-align="justify" draw:textarea-vertical-align="middle" draw:auto-grow-height="false" fo:padding-top="0.075cm" fo:padding-bottom="0.075cm" fo:padding-left="0.1cm" fo:padding-right="0.1cm"/>
    </style:style>
    <style:style style:name="gr8" style:family="graphic" style:parent-style-name="standard">
      <style:graphic-properties svg:stroke-width="0cm" draw:marker-start-width="0.2cm" draw:marker-end-width="0.2cm" draw:fill="solid" draw:fill-color="#ffaaa5" draw:textarea-horizontal-align="justify" draw:textarea-vertical-align="middle" draw:auto-grow-height="false" fo:padding-top="0.125cm" fo:padding-bottom="0.125cm" fo:padding-left="0.25cm" fo:padding-right="0.25cm"/>
    </style:style>
    <style:style style:name="gr9" style:family="graphic" style:parent-style-name="standard">
      <style:graphic-properties svg:stroke-width="0cm" draw:fill="solid" draw:fill-color="#ffff99" draw:textarea-horizontal-align="justify" draw:textarea-vertical-align="middle" draw:auto-grow-height="false" fo:padding-top="0.075cm" fo:padding-bottom="0.075cm" fo:padding-left="0.1cm" fo:padding-right="0.1cm"/>
    </style:style>
    <style:style style:name="gr10" style:family="graphic" style:parent-style-name="standard">
      <style:graphic-properties svg:stroke-width="0cm" draw:fill="solid" draw:fill-color="#9999ff" draw:textarea-horizontal-align="justify" draw:textarea-vertical-align="middle" draw:auto-grow-height="false" fo:padding-top="0.075cm" fo:padding-bottom="0.075cm" fo:padding-left="0.1cm" fo:padding-right="0.1cm"/>
    </style:style>
    <style:style style:name="gr11" style:family="graphic" style:parent-style-name="standard">
      <style:graphic-properties draw:stroke="none" svg:stroke-color="#000000" draw:fill="none" draw:fill-color="#ffffff" fo:min-height="1cm"/>
    </style:style>
    <style:style style:name="gr12" style:family="graphic" style:parent-style-name="standard">
      <style:graphic-properties svg:stroke-width="0cm" draw:fill="solid" draw:fill-color="#ffffcc" draw:textarea-horizontal-align="justify" draw:textarea-vertical-align="middle" draw:auto-grow-height="false" fo:padding-top="0.075cm" fo:padding-bottom="0.075cm" fo:padding-left="0.1cm" fo:padding-right="0.1cm" fo:wrap-option="no-wrap"/>
    </style:style>
    <style:style style:name="gr13" style:family="graphic" style:parent-style-name="standard">
      <style:graphic-properties svg:stroke-width="0.1cm" svg:stroke-color="#008000" draw:marker-start-width="0.35cm" draw:marker-end-width="0.35cm" draw:textarea-horizontal-align="center" draw:textarea-vertical-align="middle" fo:padding-top="0.175cm" fo:padding-bottom="0.175cm" fo:padding-left="0.3cm" fo:padding-right="0.3cm"/>
    </style:style>
    <style:style style:name="gr14" style:family="graphic" style:parent-style-name="standard">
      <style:graphic-properties draw:stroke="none" svg:stroke-color="#000000" draw:fill="none" draw:fill-color="#ffffff" fo:min-height="1.75cm"/>
    </style:style>
    <style:style style:name="gr15" style:family="graphic" style:parent-style-name="standard">
      <style:graphic-properties svg:stroke-width="0cm" draw:textarea-horizontal-align="center" draw:textarea-vertical-align="middle" fo:padding-top="0.075cm" fo:padding-bottom="0.075cm" fo:padding-left="0.1cm" fo:padding-right="0.1cm"/>
    </style:style>
    <style:style style:name="gr16" style:family="graphic" style:parent-style-name="standard">
      <style:graphic-properties svg:stroke-width="0.1cm" svg:stroke-color="#800000" draw:marker-start="ERD_5f_1..N" draw:marker-start-width="1.25cm" draw:marker-end="ERD_5f_1..N" draw:marker-end-width="1.25cm" fo:padding-top="0.175cm" fo:padding-bottom="0.175cm" fo:padding-left="0.3cm" fo:padding-right="0.3cm"/>
    </style:style>
    <style:style style:name="gr17" style:family="graphic" style:parent-style-name="standard">
      <style:graphic-properties svg:stroke-width="0.1cm" svg:stroke-color="#800000" draw:marker-start="ERD_5f_1..N" draw:marker-start-width="1.25cm" draw:marker-end="ERD_5f_0..1" draw:marker-end-width="1.25cm" fo:padding-top="0.175cm" fo:padding-bottom="0.175cm" fo:padding-left="0.3cm" fo:padding-right="0.3cm"/>
    </style:style>
    <style:style style:name="gr18" style:family="graphic" style:parent-style-name="standard">
      <style:graphic-properties svg:stroke-width="0.1cm" svg:stroke-color="#800000" draw:marker-start="ERD_5f_1..N" draw:marker-start-width="1.25cm" draw:marker-end="ERD_5f_0..N" draw:marker-end-width="1.25cm" fo:padding-top="0.175cm" fo:padding-bottom="0.175cm" fo:padding-left="0.3cm" fo:padding-right="0.3cm"/>
    </style:style>
    <style:style style:name="gr19" style:family="graphic" style:parent-style-name="standard">
      <style:graphic-properties svg:stroke-width="0.1cm" svg:stroke-color="#800000" draw:marker-start="ERD_5f_1..1" draw:marker-start-width="1.25cm" draw:marker-end="ERD_5f_1..N" draw:marker-end-width="1.25cm" fo:padding-top="0.175cm" fo:padding-bottom="0.175cm" fo:padding-left="0.3cm" fo:padding-right="0.3cm"/>
    </style:style>
    <style:style style:name="gr20" style:family="graphic" style:parent-style-name="standard">
      <style:graphic-properties svg:stroke-width="0.1cm" svg:stroke-color="#800000" draw:marker-start="ERD_5f_1..1" draw:marker-start-width="1.25cm" draw:marker-end="ERD_5f_0..1" draw:marker-end-width="1.25cm" fo:padding-top="0.175cm" fo:padding-bottom="0.175cm" fo:padding-left="0.3cm" fo:padding-right="0.3cm"/>
    </style:style>
    <style:style style:name="gr21" style:family="graphic" style:parent-style-name="standard">
      <style:graphic-properties svg:stroke-width="0.1cm" svg:stroke-color="#800000" draw:marker-start="ERD_5f_1..1" draw:marker-start-width="1.25cm" draw:marker-end="ERD_5f_0..N" draw:marker-end-width="1.25cm" fo:padding-top="0.175cm" fo:padding-bottom="0.175cm" fo:padding-left="0.3cm" fo:padding-right="0.3cm"/>
    </style:style>
    <style:style style:name="gr22" style:family="graphic" style:parent-style-name="standard">
      <style:graphic-properties svg:stroke-width="0.1cm" svg:stroke-color="#800000" draw:marker-start="ERD_5f_0..N" draw:marker-start-width="1.25cm" draw:marker-end="ERD_5f_1..N" draw:marker-end-width="1.25cm" fo:padding-top="0.175cm" fo:padding-bottom="0.175cm" fo:padding-left="0.3cm" fo:padding-right="0.3cm"/>
    </style:style>
    <style:style style:name="gr23" style:family="graphic" style:parent-style-name="standard">
      <style:graphic-properties svg:stroke-width="0.1cm" svg:stroke-color="#800000" draw:marker-start="ERD_5f_0..N" draw:marker-start-width="1.25cm" draw:marker-end="ERD_5f_0..1" draw:marker-end-width="1.25cm" fo:padding-top="0.175cm" fo:padding-bottom="0.175cm" fo:padding-left="0.3cm" fo:padding-right="0.3cm"/>
    </style:style>
    <style:style style:name="gr24" style:family="graphic" style:parent-style-name="standard">
      <style:graphic-properties svg:stroke-width="0.1cm" svg:stroke-color="#800000" draw:marker-start="ERD_5f_0..N" draw:marker-start-width="1.25cm" draw:marker-end="ERD_5f_0..N" draw:marker-end-width="1.25cm" fo:padding-top="0.175cm" fo:padding-bottom="0.175cm" fo:padding-left="0.3cm" fo:padding-right="0.3cm"/>
    </style:style>
    <style:style style:name="gr25"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6"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7" style:family="graphic" style:parent-style-name="standard">
      <style:graphic-properties svg:stroke-width="0.1cm" svg:stroke-color="#800000" draw:marker-start="" draw:marker-start-width="1.25cm" draw:marker-end="ERD_5f_1..N" draw:marker-end-width="1.25cm" draw:textarea-horizontal-align="center" draw:textarea-vertical-align="middle" fo:padding-top="0.175cm" fo:padding-bottom="0.175cm" fo:padding-left="0.3cm" fo:padding-right="0.3cm"/>
    </style:style>
    <style:style style:name="gr28" style:family="graphic" style:parent-style-name="standard">
      <style:graphic-properties svg:stroke-width="0.1cm" svg:stroke-color="#800000" draw:marker-start="" draw:marker-start-width="1.25cm" draw:marker-end="ERD_5f_1..1" draw:marker-end-width="1.25cm" draw:textarea-horizontal-align="center" draw:textarea-vertical-align="middle" fo:padding-top="0.175cm" fo:padding-bottom="0.175cm" fo:padding-left="0.3cm" fo:padding-right="0.3cm"/>
    </style:style>
    <style:style style:name="gr29" style:family="graphic" style:parent-style-name="standard">
      <style:graphic-properties svg:stroke-width="0.1cm" svg:stroke-color="#800000" draw:marker-start="" draw:marker-start-width="1.25cm" draw:marker-end="Стили_20_стрелок_20_1" draw:marker-end-width="1.25cm" draw:textarea-horizontal-align="center" draw:textarea-vertical-align="middle" fo:padding-top="0.175cm" fo:padding-bottom="0.175cm" fo:padding-left="0.3cm" fo:padding-right="0.3cm"/>
    </style:style>
    <style:style style:name="gr30"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1"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2"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3"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4"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5"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6"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7"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8"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9"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0" style:family="graphic" style:parent-style-name="standard">
      <style:graphic-properties svg:stroke-width="0.1cm" svg:stroke-color="#800000" draw:marker-start="" draw:marker-start-width="1.25cm" draw:marker-end="ERD_5f_0..N" draw:marker-end-width="1.25cm" draw:textarea-horizontal-align="center" draw:textarea-vertical-align="middle" fo:padding-top="0.175cm" fo:padding-bottom="0.175cm" fo:padding-left="0.3cm" fo:padding-right="0.3cm"/>
    </style:style>
    <style:style style:name="gr41"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2"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3"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4"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5"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6"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7" style:family="graphic" style:parent-style-name="standard">
      <style:graphic-properties draw:textarea-horizontal-align="center" draw:textarea-vertical-align="middle"/>
    </style:style>
    <style:style style:name="gr48" style:family="graphic" style:parent-style-name="standard">
      <style:graphic-properties svg:stroke-width="0.1cm" svg:stroke-color="#800000" draw:marker-start="ERD_5f_1..N" draw:marker-start-width="1.25cm" draw:marker-end="ERD_5f_1..1" draw:marker-end-width="1.25cm" fo:padding-top="0.175cm" fo:padding-bottom="0.175cm" fo:padding-left="0.3cm" fo:padding-right="0.3cm"/>
    </style:style>
    <style:style style:name="gr49" style:family="graphic" style:parent-style-name="standard">
      <style:graphic-properties svg:stroke-width="0.1cm" svg:stroke-color="#800000" draw:marker-start="ERD_5f_1..1" draw:marker-start-width="1.25cm" draw:marker-end="ERD_5f_1..1" draw:marker-end-width="1.25cm" fo:padding-top="0.175cm" fo:padding-bottom="0.175cm" fo:padding-left="0.3cm" fo:padding-right="0.3cm"/>
    </style:style>
    <style:style style:name="gr50" style:family="graphic" style:parent-style-name="standard">
      <style:graphic-properties svg:stroke-width="0.1cm" svg:stroke-color="#800000" draw:marker-start="ERD_5f_0..N" draw:marker-start-width="1.25cm" draw:marker-end="ERD_5f_1..1" draw:marker-end-width="1.25cm" fo:padding-top="0.175cm" fo:padding-bottom="0.175cm" fo:padding-left="0.3cm" fo:padding-right="0.3cm"/>
    </style:style>
    <style:style style:name="gr51" style:family="graphic" style:parent-style-name="standard">
      <style:graphic-properties svg:stroke-width="0.1cm" svg:stroke-color="#800000" draw:marker-start="" draw:marker-start-width="1.25cm" draw:marker-end="ERD_5f_0..1" draw:marker-end-width="1.25cm" draw:textarea-horizontal-align="center" draw:textarea-vertical-align="middle" fo:padding-top="0.175cm" fo:padding-bottom="0.175cm" fo:padding-left="0.3cm" fo:padding-right="0.3cm"/>
    </style:style>
    <style:style style:name="gr52"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3"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4"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5"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6"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7"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8" style:family="graphic" style:parent-style-name="standard">
      <style:graphic-properties svg:stroke-width="0.1cm" svg:stroke-color="#800000" draw:marker-start="ERD_5f_0..1" draw:marker-start-width="1.25cm" draw:marker-end="ERD_5f_1..N" draw:marker-end-width="1.25cm" fo:padding-top="0.175cm" fo:padding-bottom="0.175cm" fo:padding-left="0.3cm" fo:padding-right="0.3cm"/>
    </style:style>
    <style:style style:name="gr59" style:family="graphic" style:parent-style-name="standard">
      <style:graphic-properties svg:stroke-width="0.1cm" svg:stroke-color="#800000" draw:marker-start="ERD_5f_0..1" draw:marker-start-width="1.25cm" draw:marker-end="ERD_5f_0..1" draw:marker-end-width="1.25cm" fo:padding-top="0.175cm" fo:padding-bottom="0.175cm" fo:padding-left="0.3cm" fo:padding-right="0.3cm"/>
    </style:style>
    <style:style style:name="gr60" style:family="graphic" style:parent-style-name="standard">
      <style:graphic-properties svg:stroke-width="0.1cm" svg:stroke-color="#800000" draw:marker-start="ERD_5f_0..1" draw:marker-start-width="1.25cm" draw:marker-end="ERD_5f_0..N" draw:marker-end-width="1.25cm" fo:padding-top="0.175cm" fo:padding-bottom="0.175cm" fo:padding-left="0.3cm" fo:padding-right="0.3cm"/>
    </style:style>
    <style:style style:name="gr61"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2"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3"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4"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5"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6"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7" style:family="graphic" style:parent-style-name="standard">
      <style:graphic-properties svg:stroke-width="0.1cm" svg:stroke-color="#800000" draw:marker-start="ERD_5f_0..1" draw:marker-start-width="1.25cm" draw:marker-end="ERD_5f_1..1" draw:marker-end-width="1.25cm" fo:padding-top="0.175cm" fo:padding-bottom="0.175cm" fo:padding-left="0.3cm" fo:padding-right="0.3cm"/>
    </style:style>
    <style:style style:name="gr68"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9"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0" style:family="graphic" style:parent-style-name="standard">
      <style:graphic-properties svg:stroke-width="0cm" draw:auto-grow-height="false" fo:min-height="0.749cm" fo:min-width="0.499cm" fo:padding-top="0.075cm" fo:padding-bottom="0.075cm" fo:padding-left="0.1cm" fo:padding-right="0.1cm" fo:wrap-option="no-wrap"/>
    </style:style>
    <style:style style:name="gr71" style:family="graphic" style:parent-style-name="standard">
      <style:graphic-properties svg:stroke-width="0.1cm" svg:stroke-color="#008000" draw:marker-start-width="0.35cm" draw:marker-end-width="0.35cm" draw:fill="solid" draw:fill-color="#008000" draw:textarea-horizontal-align="center" draw:textarea-vertical-align="middle" fo:padding-top="0.175cm" fo:padding-bottom="0.175cm" fo:padding-left="0.3cm" fo:padding-right="0.3cm"/>
    </style:style>
    <style:style style:name="gr72" style:family="graphic" style:parent-style-name="standard">
      <style:graphic-properties svg:stroke-width="0.1cm" svg:stroke-color="#ff9966" draw:marker-start-width="0.35cm" draw:marker-end-width="0.35cm" draw:fill="solid" draw:fill-color="#ff6633" fo:padding-top="0.175cm" fo:padding-bottom="0.175cm" fo:padding-left="0.3cm" fo:padding-right="0.3cm"/>
    </style:style>
    <style:style style:name="gr73" style:family="graphic" style:parent-style-name="standard">
      <style:graphic-properties svg:stroke-width="0cm" draw:marker-start-width="0.2cm" draw:marker-end-width="0.2cm" draw:fill="solid" draw:fill-color="#cccccc" draw:textarea-horizontal-align="left" draw:textarea-vertical-align="middle" fo:padding-top="0.075cm" fo:padding-bottom="0.075cm" fo:padding-left="0.1cm" fo:padding-right="0.1cm"/>
    </style:style>
    <style:style style:name="gr74" style:family="graphic" style:parent-style-name="standard">
      <style:graphic-properties svg:stroke-width="0.1cm" svg:stroke-color="#800000" draw:marker-start="" draw:marker-start-width="1.25cm" draw:marker-end="" draw:marker-end-width="1.25cm" fo:padding-top="0.175cm" fo:padding-bottom="0.175cm" fo:padding-left="0.3cm" fo:padding-right="0.3cm"/>
    </style:style>
    <style:style style:name="gr75" style:family="graphic" style:parent-style-name="standard">
      <style:graphic-properties draw:stroke="dash" draw:stroke-dash="Fine_20_Dashed" svg:stroke-width="0.2cm" svg:stroke-color="#0000ff" draw:marker-start-width="0.5cm" draw:marker-end-width="0.5cm" draw:fill="none" draw:textarea-horizontal-align="center" draw:textarea-vertical-align="middle" fo:padding-top="0.225cm" fo:padding-bottom="0.225cm" fo:padding-left="0.35cm" fo:padding-right="0.35cm"/>
    </style:style>
    <style:style style:name="gr76" style:family="graphic" style:parent-style-name="standard">
      <style:graphic-properties svg:stroke-width="0cm" draw:fill="solid" draw:fill-color="#0099ff" draw:auto-grow-height="false" fo:min-height="2.169cm" fo:min-width="5.336cm" fo:padding-top="0.075cm" fo:padding-bottom="0.075cm" fo:padding-left="0.1cm" fo:padding-right="0.1cm"/>
    </style:style>
    <style:style style:name="gr77" style:family="graphic" style:parent-style-name="standard">
      <style:graphic-properties svg:stroke-width="0cm" draw:fill="solid" draw:fill-color="#aecf00" draw:textarea-vertical-align="middle" draw:auto-grow-height="false" fo:min-height="0.75cm" fo:min-width="0.5cm" fo:padding-top="0.075cm" fo:padding-bottom="0.075cm" fo:padding-left="0.1cm" fo:padding-right="0.1cm" fo:wrap-option="wrap"/>
    </style:style>
    <style:style style:name="gr78" style:family="graphic" style:parent-style-name="standard">
      <style:graphic-properties draw:stroke="dash" draw:stroke-dash="Line_20_Style_20_1" svg:stroke-width="0cm" draw:textarea-horizontal-align="justify" draw:textarea-vertical-align="middle" draw:auto-grow-height="false" fo:padding-top="0.075cm" fo:padding-bottom="0.075cm" fo:padding-left="0.1cm" fo:padding-right="0.1cm"/>
    </style:style>
    <style:style style:name="gr79" style:family="graphic" style:parent-style-name="standard">
      <style:graphic-properties svg:stroke-width="0cm" draw:marker-start-width="0.2cm" draw:marker-end-width="0.2cm" draw:fill="solid" draw:fill-color="#9999ff" draw:textarea-horizontal-align="left" draw:textarea-vertical-align="middle" draw:auto-grow-height="false" fo:padding-top="0.075cm" fo:padding-bottom="0.075cm" fo:padding-left="0.1cm" fo:padding-right="0.1cm"/>
    </style:style>
    <style:style style:name="gr80" style:family="graphic" style:parent-style-name="standard">
      <style:graphic-properties svg:stroke-width="0cm" draw:fill="solid" draw:fill-color="#e9baff" draw:textarea-horizontal-align="left" draw:textarea-vertical-align="top" draw:auto-grow-height="false" fo:padding-top="0.075cm" fo:padding-bottom="0.075cm" fo:padding-left="0.1cm" fo:padding-right="0.1cm"/>
    </style:style>
    <style:style style:name="gr81" style:family="graphic" style:parent-style-name="standard">
      <style:graphic-properties svg:stroke-width="0cm" draw:fill="solid" draw:fill-color="#a982cc" draw:textarea-horizontal-align="justify" draw:textarea-vertical-align="middle" draw:auto-grow-height="false" fo:padding-top="0.075cm" fo:padding-bottom="0.075cm" fo:padding-left="0.1cm" fo:padding-right="0.1cm"/>
    </style:style>
    <style:style style:name="gr82" style:family="graphic" style:parent-style-name="standard">
      <style:graphic-properties svg:stroke-width="0cm" draw:fill="solid" draw:fill-color="#c8f2ff" draw:textarea-horizontal-align="left" draw:textarea-vertical-align="top" draw:auto-grow-height="false" fo:padding-top="0.075cm" fo:padding-bottom="0.075cm" fo:padding-left="0.1cm" fo:padding-right="0.1cm"/>
    </style:style>
    <style:style style:name="gr83" style:family="graphic" style:parent-style-name="standard">
      <style:graphic-properties svg:stroke-width="0cm" draw:marker-start-width="0.2cm" draw:marker-end-width="0.2cm" draw:fill="solid" draw:fill-color="#33cc66" draw:textarea-horizontal-align="left" draw:textarea-vertical-align="top" draw:auto-grow-height="false" fo:padding-top="0.075cm" fo:padding-bottom="0.075cm" fo:padding-left="0.1cm" fo:padding-right="0.1cm"/>
    </style:style>
    <style:style style:name="gr84" style:family="graphic" style:parent-style-name="standard">
      <style:graphic-properties svg:stroke-width="0cm" draw:marker-start-width="0.2cm" draw:marker-end-width="0.2cm" draw:fill="solid" draw:fill-color="#94bd5e" draw:textarea-horizontal-align="left" draw:textarea-vertical-align="top" draw:auto-grow-height="false" fo:padding-top="0.075cm" fo:padding-bottom="0.075cm" fo:padding-left="0.1cm" fo:padding-right="0.1cm"/>
    </style:style>
    <style:style style:name="gr85" style:family="graphic" style:parent-style-name="standard">
      <style:graphic-properties draw:stroke="dash" draw:stroke-dash="Fine_20_Dashed" svg:stroke-width="0.1cm" svg:stroke-color="#008080" draw:marker-start-width="0.35cm" draw:marker-end="Arrowheads_20_1" draw:marker-end-width="0.75cm" draw:textarea-horizontal-align="center" draw:textarea-vertical-align="middle" fo:padding-top="0.175cm" fo:padding-bottom="0.175cm" fo:padding-left="0.3cm" fo:padding-right="0.3cm"/>
    </style:style>
    <style:style style:name="gr86" style:family="graphic" style:parent-style-name="standard">
      <style:graphic-properties svg:stroke-width="0cm" draw:fill="solid" draw:fill-color="#2300dc" draw:textarea-horizontal-align="justify" draw:textarea-vertical-align="middle" draw:auto-grow-height="false" fo:padding-top="0.075cm" fo:padding-bottom="0.075cm" fo:padding-left="0.1cm" fo:padding-right="0.1cm"/>
    </style:style>
    <style:style style:name="gr87" style:family="graphic" style:parent-style-name="standard">
      <style:graphic-properties svg:stroke-width="0cm" draw:fill="solid" draw:fill-color="#00dcff" draw:textarea-horizontal-align="left" draw:textarea-vertical-align="top" draw:auto-grow-height="false" fo:padding-top="0.075cm" fo:padding-bottom="0.075cm" fo:padding-left="0.1cm" fo:padding-right="0.1cm"/>
    </style:style>
    <style:style style:name="gr88"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9"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0"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1"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2"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3"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4"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5"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6"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7"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8"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9"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0" style:family="graphic" style:parent-style-name="standard">
      <style:graphic-properties svg:stroke-width="0.1cm" svg:stroke-color="#800000" draw:marker-start="ERD_5f_1..1" draw:marker-start-width="1.25cm" draw:marker-end="ERD_5f_0..N" draw:marker-end-width="1.25cm" draw:textarea-horizontal-align="center" draw:textarea-vertical-align="middle" fo:padding-top="0.175cm" fo:padding-bottom="0.175cm" fo:padding-left="0.3cm" fo:padding-right="0.3cm"/>
    </style:style>
    <style:style style:name="gr101"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2"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3" style:family="graphic" style:parent-style-name="standard">
      <style:graphic-properties draw:stroke="none" svg:stroke-color="#000000" draw:fill="none" draw:fill-color="#ffffff" draw:textarea-horizontal-align="left" fo:min-height="1.75cm"/>
    </style:style>
    <style:style style:name="gr104" style:family="graphic" style:parent-style-name="objectwithoutfill">
      <style:graphic-properties draw:stroke="dash" draw:stroke-dash="Line_20_Style_20_1" draw:fill="none"/>
    </style:style>
    <style:style style:name="gr105" style:family="graphic" style:parent-style-name="standard">
      <style:graphic-properties draw:stroke="none" svg:stroke-color="#000000" draw:fill="none" draw:fill-color="#ffffff" fo:min-height="1.039cm"/>
    </style:style>
    <style:style style:name="gr106"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7"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8"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9"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0"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1"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2"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3"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4"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5"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6"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7"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8"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9"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P1" style:family="paragraph">
      <style:text-properties fo:color="#0000ff" fo:font-size="24pt" fo:font-weight="bold" style:font-size-asian="24pt" style:font-weight-asian="bold" style:font-size-complex="24pt" style:font-weight-complex="bold"/>
    </style:style>
    <style:style style:name="P2" style:family="paragraph">
      <style:paragraph-properties fo:text-align="center"/>
      <style:text-properties fo:font-style="italic" style:font-style-asian="italic" style:font-style-complex="italic"/>
    </style:style>
    <style:style style:name="P3" style:family="paragraph">
      <style:paragraph-properties fo:text-align="center"/>
    </style:style>
    <style:style style:name="P4" style:family="paragraph">
      <style:paragraph-properties fo:margin-left="0cm" fo:margin-right="0.043cm" fo:text-align="center" fo:text-indent="0cm"/>
    </style:style>
    <style:style style:name="P5" style:family="paragraph">
      <style:paragraph-properties fo:margin-left="0cm" fo:margin-right="0.043cm" fo:text-align="center" fo:text-indent="0cm"/>
      <style:text-properties fo:font-size="15pt" style:font-size-asian="10pt" style:font-size-complex="10pt"/>
    </style:style>
    <style:style style:name="P6" style:family="paragraph">
      <style:paragraph-properties fo:margin-left="0cm" fo:margin-right="0.043cm" fo:text-align="center" fo:text-indent="0cm"/>
      <style:text-properties fo:font-size="15pt" fo:font-weight="bold" style:font-size-asian="10pt" style:font-size-complex="10pt"/>
    </style:style>
    <style:style style:name="P7" style:family="paragraph">
      <style:text-properties fo:font-family="'Courier New'" style:font-family-generic="modern" style:font-pitch="fixed" fo:font-weight="bold" style:font-weight-asian="bold" style:font-weight-complex="bold"/>
    </style:style>
    <style:style style:name="P8" style:family="paragraph">
      <style:paragraph-properties fo:text-align="center"/>
      <style:text-properties fo:font-family="'Courier New'" style:font-family-generic="modern" style:font-pitch="fixed" fo:font-size="16pt" fo:font-weight="bold" style:font-size-asian="16pt" style:font-weight-asian="bold" style:font-size-complex="16pt" style:font-weight-complex="bold"/>
    </style:style>
    <style:style style:name="P9" style:family="paragraph">
      <style:text-properties fo:font-weight="bold" style:font-weight-asian="bold" style:font-weight-complex="bold"/>
    </style:style>
    <style:style style:name="P10"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1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Courier New'" style:font-family-generic="modern" style:font-pitch="fixed" fo:font-size="10pt" fo:letter-spacing="normal" fo:language="en" fo:country="GB" fo:font-style="normal" fo:text-shadow="none" style:text-underline-style="none" fo:font-weight="bold" style:text-underline-mode="continuous" style:text-overline-mode="continuous" style:text-line-through-mode="continuous" style:letter-kerning="true" style:font-family-asian="SimSun" style:font-family-generic-asian="system" style:font-pitch-asian="variable" style:font-size-asian="10pt" style:language-asian="zh" style:country-asian="CN" style:font-style-asian="normal" style:font-weight-asian="bold" style:font-family-complex="Mangal" style:font-family-generic-complex="system" style:font-pitch-complex="variable" style:font-size-complex="10pt" style:language-complex="hi" style:country-complex="IN" style:font-style-complex="normal" style:font-weight-complex="bold" style:text-emphasize="none" style:text-scale="100%" style:font-relief="none" style:text-overline-style="none" style:text-overline-color="font-color" fo:hyphenate="false"/>
    </style:style>
    <style:style style:name="P12" style:family="paragraph">
      <style:paragraph-properties fo:text-align="start"/>
    </style:style>
    <style:style style:name="P13" style:family="paragraph">
      <style:paragraph-properties fo:text-align="center"/>
      <style:text-properties fo:font-family="'Courier New'" style:font-family-generic="modern" style:font-pitch="fixed" fo:font-style="normal" fo:font-weight="bold" style:font-style-asian="normal" style:font-weight-asian="bold" style:font-style-complex="normal" style:font-weight-complex="bold"/>
    </style:style>
    <style:style style:name="P14" style:family="paragraph">
      <style:paragraph-properties fo:margin-left="1.5cm" fo:margin-right="0cm" fo:text-align="start" fo:text-indent="-1.3cm" style:text-autospace="none"/>
    </style:style>
    <style:style style:name="P15" style:family="paragraph">
      <style:paragraph-properties fo:margin-left="1.5cm" fo:margin-right="0cm" fo:text-align="start" fo:text-indent="-1.3cm" style:text-autospace="none"/>
      <style:text-properties fo:font-family="'Courier New'" style:font-family-generic="modern" style:font-pitch="fixed"/>
    </style:style>
    <style:style style:name="P16" style:family="paragraph">
      <style:paragraph-properties fo:text-align="center"/>
      <style:text-properties fo:font-family="'Courier New'" style:font-family-generic="modern" style:font-pitch="fixed" fo:font-size="18pt" fo:font-weight="bold" style:font-size-asian="18pt" style:font-weight-asian="bold" style:font-size-complex="18pt" style:font-weight-complex="bold"/>
    </style:style>
    <style:style style:name="P17" style:family="paragraph">
      <style:paragraph-properties fo:text-align="center"/>
      <style:text-properties fo:font-family="'Courier New'" style:font-family-generic="modern" style:font-pitch="fixed" fo:font-weight="bold" style:font-weight-asian="bold" style:font-weight-complex="bold"/>
    </style:style>
    <style:style style:name="P18" style:family="paragraph">
      <style:paragraph-properties fo:margin-left="1.5cm" fo:margin-right="0cm" fo:text-align="start" fo:text-indent="-1.3cm"/>
    </style:style>
    <style:style style:name="P19" style:family="paragraph">
      <style:paragraph-properties fo:margin-left="1.5cm" fo:margin-right="0cm" fo:text-indent="-1.3cm"/>
    </style:style>
    <style:style style:name="P20" style:family="paragraph">
      <style:paragraph-properties fo:margin-left="1.5cm" fo:margin-right="0cm" fo:text-align="center" fo:text-indent="-1.3cm"/>
    </style:style>
    <style:style style:name="P21" style:family="paragraph">
      <style:paragraph-properties fo:margin-left="1.3cm" fo:margin-right="0cm" fo:text-indent="-1.3cm"/>
    </style:style>
    <style:style style:name="P22" style:family="paragraph">
      <style:paragraph-properties fo:margin-left="1.3cm" fo:margin-right="0cm" fo:text-align="center" fo:text-indent="-1.3cm"/>
    </style:style>
    <style:style style:name="P23" style:family="paragraph">
      <style:paragraph-properties fo:margin-left="1.3cm" fo:margin-right="0cm" fo:text-align="center" fo:text-indent="-1.3cm"/>
      <style:text-properties fo:font-style="normal" fo:font-weight="normal" style:font-style-asian="normal" style:font-weight-asian="normal" style:font-style-complex="normal" style:font-weight-complex="normal"/>
    </style:style>
    <style:style style:name="P24" style:family="paragraph">
      <style:paragraph-properties fo:text-align="start"/>
      <style:text-properties fo:color="#008080" fo:font-family="'Courier New'" style:font-family-generic="modern" style:font-pitch="fixed" fo:font-style="normal" fo:font-weight="bold" style:font-style-asian="normal" style:font-weight-asian="bold" style:font-style-complex="normal" style:font-weight-complex="bold"/>
    </style:style>
    <style:style style:name="P25" style:family="paragraph">
      <style:paragraph-properties fo:text-align="center"/>
      <style:text-properties fo:color="#ffffff"/>
    </style:style>
    <style:style style:name="P26" style:family="paragraph">
      <style:text-properties fo:font-style="italic" fo:font-weight="bold" style:font-style-asian="italic" style:font-weight-asian="bold" style:font-style-complex="italic" style:font-weight-complex="bold"/>
    </style:style>
    <style:style style:name="P27" style:family="paragraph">
      <style:text-properties fo:font-style="normal" fo:font-weight="bold" style:font-style-asian="normal" style:font-weight-asian="bold" style:font-style-complex="normal" style:font-weight-complex="bold"/>
    </style:style>
    <style:style style:name="P28" style:family="paragraph">
      <style:paragraph-properties fo:margin-left="1.5cm" fo:margin-right="0cm" fo:text-align="start" fo:text-indent="-1.3cm"/>
      <style:text-properties fo:font-weight="normal" style:font-weight-asian="normal" style:font-weight-complex="normal"/>
    </style:style>
    <style:style style:name="P29" style:family="paragraph">
      <style:paragraph-properties fo:margin-left="1.5cm" fo:margin-right="0cm" fo:text-align="center" fo:text-indent="-1.3cm"/>
      <style:text-properties fo:font-weight="normal" style:font-weight-asian="normal" style:font-weight-complex="normal"/>
    </style:style>
    <style:style style:name="P30" style:family="paragraph">
      <style:paragraph-properties fo:margin-left="1.3cm" fo:margin-right="0cm" fo:text-align="center" fo:text-indent="-1.3cm"/>
      <style:text-properties fo:font-weight="normal" style:font-weight-asian="normal" style:font-weight-complex="normal"/>
    </style:style>
    <style:style style:name="P31" style:family="paragraph">
      <style:paragraph-properties fo:margin-left="1.5cm" fo:margin-right="0cm" fo:text-align="center" fo:text-indent="-1.3cm" style:text-autospace="none"/>
    </style:style>
    <style:style style:name="P32" style:family="paragraph">
      <style:paragraph-properties fo:margin-left="1.5cm" fo:margin-right="0cm" fo:text-align="center" fo:text-indent="-1.3cm" style:text-autospace="none"/>
      <style:text-properties fo:font-family="'Courier New'" style:font-family-generic="modern" style:font-pitch="fixed"/>
    </style:style>
    <style:style style:name="T1" style:family="text">
      <style:text-properties fo:color="#0000ff" fo:font-size="24pt" fo:font-weight="bold" style:font-size-asian="24pt" style:font-weight-asian="bold" style:font-size-complex="24pt"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family="'Courier New'" style:font-family-generic="modern" style:font-pitch="fixed" fo:font-size="18pt" fo:font-weight="bold" style:font-size-asian="18pt" style:font-weight-asian="bold" style:font-size-complex="18pt" style:font-weight-complex="bold"/>
    </style:style>
    <style:style style:name="T5" style:family="text">
      <style:text-properties fo:font-size="15pt" style:font-size-asian="10pt" style:font-size-complex="10pt"/>
    </style:style>
    <style:style style:name="T6" style:family="text">
      <style:text-properties fo:font-size="15pt" fo:font-style="italic" style:font-size-asian="10pt" style:font-style-asian="italic" style:font-size-complex="10pt" style:font-style-complex="italic"/>
    </style:style>
    <style:style style:name="T7" style:family="text">
      <style:text-properties fo:font-size="15pt" fo:font-weight="bold" style:font-size-asian="10pt" style:font-size-complex="10pt"/>
    </style:style>
    <style:style style:name="T8" style:family="text">
      <style:text-properties fo:font-family="'Courier New'" style:font-family-generic="modern" style:font-pitch="fixed" fo:font-weight="bold" style:font-weight-asian="bold" style:font-weight-complex="bold"/>
    </style:style>
    <style:style style:name="T9" style:family="text">
      <style:text-properties fo:font-family="'Courier New'" style:font-family-generic="modern" style:font-pitch="fixed" fo:font-size="16pt" fo:font-weight="bold" style:font-size-asian="16pt" style:font-weight-asian="bold" style:font-size-complex="16pt" style:font-weight-complex="bold"/>
    </style:style>
    <style:style style:name="T10" style:family="text">
      <style:text-properties fo:font-weight="bold" style:font-weight-asian="bold" style:font-weight-complex="bold"/>
    </style:style>
    <style:style style:name="T11" style:family="text">
      <style:text-properties fo:font-size="40pt" fo:font-weight="bold" style:font-size-asian="40pt" style:font-weight-asian="bold" style:font-size-complex="40pt" style:font-weight-complex="bold"/>
    </style:style>
    <style:style style:name="T12" style:family="text">
      <style:text-properties style:use-window-font-color="true" style:text-outline="false" style:text-line-through-style="none" style:text-position="0% 100%" fo:font-family="'Courier New'" style:font-family-generic="modern" style:font-pitch="fixed" fo:font-size="10pt" fo:letter-spacing="normal" fo:language="en" fo:country="GB" fo:font-style="normal" fo:text-shadow="none" style:text-underline-style="none" fo:font-weight="bold" style:text-underline-mode="continuous" style:text-overline-mode="continuous" style:text-line-through-mode="continuous" style:letter-kerning="true" style:font-family-asian="SimSun" style:font-family-generic-asian="system" style:font-pitch-asian="variable" style:font-size-asian="10pt" style:language-asian="zh" style:country-asian="CN" style:font-style-asian="normal" style:font-weight-asian="bold" style:font-family-complex="Mangal" style:font-family-generic-complex="system" style:font-pitch-complex="variable" style:font-size-complex="10pt" style:language-complex="hi" style:country-complex="IN" style:font-style-complex="normal" style:font-weight-complex="bold" style:text-emphasize="none" style:text-scale="100%" style:font-relief="none" style:text-overline-style="none" style:text-overline-color="font-color"/>
    </style:style>
    <style:style style:name="T13" style:family="text">
      <style:text-properties fo:color="#000000" fo:font-family="'Courier New'" style:font-family-generic="modern" style:font-pitch="fixed" fo:language="en" fo:country="US" fo:font-style="normal" fo:font-weight="bold" style:font-family-asian="'Courier New'" style:font-family-generic-asian="modern" style:font-pitch-asian="fixed" style:font-style-asian="normal" style:font-weight-asian="bold" style:font-family-complex="'Courier New'" style:font-family-generic-complex="modern" style:font-pitch-complex="fixed" style:font-style-complex="normal" style:font-weight-complex="bold"/>
    </style:style>
    <style:style style:name="T14" style:family="text">
      <style:text-properties fo:font-family="'Courier New'" style:font-family-generic="modern" style:font-pitch="fixed"/>
    </style:style>
    <style:style style:name="T15" style:family="text">
      <style:text-properties fo:color="#000000" fo:font-family="'Courier New'" style:font-family-generic="modern" style:font-pitch="fixed" fo:font-size="18pt" fo:font-style="normal"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style>
    <style:style style:name="T16" style:family="text">
      <style:text-properties fo:color="#000000" fo:font-family="'Courier New'" style:font-family-generic="modern" style:font-pitch="fixed" fo:font-size="18pt" fo:font-style="normal"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style>
    <style:style style:name="T17" style:family="text">
      <style:text-properties fo:color="#000000" fo:font-family="'Courier New'" style:font-family-generic="modern" style:font-pitch="fixed" fo:font-size="18pt" fo:font-style="normal" style:font-family-asian="'Courier New'" style:font-family-generic-asian="modern" style:font-pitch-asian="fixed" style:font-size-asian="18pt" style:font-style-asian="normal" style:font-family-complex="'Courier New'" style:font-family-generic-complex="modern" style:font-pitch-complex="fixed" style:font-size-complex="18pt" style:font-style-complex="normal"/>
    </style:style>
    <style:style style:name="T18" style:family="text">
      <style:text-properties fo:color="#000000" fo:font-family="'Courier New'" style:font-family-generic="modern" style:font-pitch="fixed" fo:font-size="18pt" fo:language="en" fo:country="US" fo:font-style="normal" style:font-family-asian="'Courier New'" style:font-family-generic-asian="modern" style:font-pitch-asian="fixed" style:font-size-asian="18pt" style:font-style-asian="normal" style:font-family-complex="'Courier New'" style:font-family-generic-complex="modern" style:font-pitch-complex="fixed" style:font-size-complex="18pt" style:font-style-complex="normal"/>
    </style:style>
    <style:style style:name="T19" style:family="text">
      <style:text-properties fo:color="#000000" fo:font-family="'Courier New'" style:font-family-generic="modern" style:font-pitch="fixed" fo:font-size="18pt" fo:language="en" fo:country="US" fo:font-style="normal"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style>
    <style:style style:name="T20" style:family="text">
      <style:text-properties fo:color="#000000" fo:font-family="'Courier New'" style:font-family-generic="modern" style:font-pitch="fixed" fo:font-size="18pt" style:font-family-asian="'Courier New'" style:font-family-generic-asian="modern" style:font-pitch-asian="fixed" style:font-size-asian="18pt" style:font-family-complex="'Courier New'" style:font-family-generic-complex="modern" style:font-pitch-complex="fixed" style:font-size-complex="18pt"/>
    </style:style>
    <style:style style:name="T21" style:family="text">
      <style:text-properties fo:color="#000000" fo:font-family="'Courier New'" style:font-family-generic="modern" style:font-pitch="fixed" fo:font-size="18pt" fo:language="en" fo:country="US" style:font-family-asian="'Courier New'" style:font-family-generic-asian="modern" style:font-pitch-asian="fixed" style:font-size-asian="18pt" style:font-family-complex="'Courier New'" style:font-family-generic-complex="modern" style:font-pitch-complex="fixed" style:font-size-complex="18pt"/>
    </style:style>
    <style:style style:name="T22" style:family="text">
      <style:text-properties fo:font-family="'Courier New'" style:font-family-generic="modern" style:font-pitch="fixed" fo:font-size="18pt" style:font-size-asian="18pt" style:font-size-complex="18pt"/>
    </style:style>
    <style:style style:name="T23" style:family="text">
      <style:text-properties fo:font-family="'Courier New'" style:font-family-generic="modern" style:font-pitch="fixed" fo:font-size="18pt" fo:font-style="italic" style:font-size-asian="18pt" style:font-style-asian="italic" style:font-size-complex="18pt" style:font-style-complex="italic"/>
    </style:style>
    <style:style style:name="T24" style:family="text">
      <style:text-properties fo:color="#000000" fo:font-family="'Courier New'" style:font-family-generic="modern" style:font-pitch="fixed" fo:font-size="18pt" fo:language="en" fo:country="US" fo:font-style="normal"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style>
    <style:style style:name="T25" style:family="text">
      <style:text-properties fo:font-family="'Courier New'" style:font-family-generic="modern" style:font-pitch="fixed" fo:font-size="18pt" fo:font-weight="normal" style:font-size-asian="18pt" style:font-weight-asian="normal" style:font-size-complex="18pt" style:font-weight-complex="normal"/>
    </style:style>
    <style:style style:name="T26" style:family="text">
      <style:text-properties fo:color="#008080" fo:font-family="'Courier New'" style:font-family-generic="modern" style:font-pitch="fixed" fo:language="en" fo:country="US" fo:font-style="normal" fo:font-weight="bold" style:font-family-asian="'Courier New'" style:font-family-generic-asian="modern" style:font-pitch-asian="fixed" style:font-style-asian="normal" style:font-weight-asian="bold" style:font-family-complex="'Courier New'" style:font-family-generic-complex="modern" style:font-pitch-complex="fixed" style:font-style-complex="normal" style:font-weight-complex="bold"/>
    </style:style>
    <style:style style:name="T27" style:family="text">
      <style:text-properties fo:color="#ffffff" fo:font-family="'Courier New'" style:font-family-generic="modern" style:font-pitch="fixed" fo:font-size="18pt" fo:font-weight="bold" style:font-size-asian="18pt" style:font-weight-asian="bold" style:font-size-complex="18pt" style:font-weight-complex="bold"/>
    </style:style>
    <style:style style:name="T28" style:family="text">
      <style:text-properties fo:color="#000000" fo:font-family="'Courier New'" style:font-family-generic="modern" style:font-pitch="fixed" fo:font-size="18pt" fo:language="en" fo:country="US" fo:font-style="italic"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style>
    <style:style style:name="T29" style:family="text">
      <style:text-properties fo:color="#000000" fo:font-family="'Courier New'" style:font-family-generic="modern" style:font-pitch="fixed" fo:font-size="18pt" fo:language="en" fo:country="US" fo:font-style="italic" fo:font-weight="normal" style:font-family-asian="'Courier New'" style:font-family-generic-asian="modern" style:font-pitch-asian="fixed" style:font-size-asian="18pt" style:font-style-asian="italic" style:font-weight-asian="normal" style:font-family-complex="'Courier New'" style:font-family-generic-complex="modern" style:font-pitch-complex="fixed" style:font-size-complex="18pt" style:font-style-complex="italic" style:font-weight-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color="#000000" fo:font-family="'Courier New'" style:font-family-generic="modern" style:font-pitch="fixed" fo:font-size="18pt" fo:font-weight="normal" style:font-family-asian="'Courier New'" style:font-family-generic-asian="modern" style:font-pitch-asian="fixed" style:font-size-asian="18pt" style:font-weight-asian="normal" style:font-family-complex="'Courier New'" style:font-family-generic-complex="modern" style:font-pitch-complex="fixed" style:font-size-complex="18pt" style:font-weight-complex="normal"/>
    </style:style>
    <style:style style:name="T32" style:family="text">
      <style:text-properties fo:color="#000000" fo:font-family="'Courier New'" style:font-family-generic="modern" style:font-pitch="fixed" fo:font-size="18pt" fo:language="en" fo:country="US" fo:font-weight="normal" style:font-family-asian="'Courier New'" style:font-family-generic-asian="modern" style:font-pitch-asian="fixed" style:font-size-asian="18pt" style:font-weight-asian="normal" style:font-family-complex="'Courier New'" style:font-family-generic-complex="modern" style:font-pitch-complex="fixed" style:font-size-complex="18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WorkTemplate">
        <draw:frame draw:style-name="gr1" draw:text-style-name="P1" draw:layer="layout" svg:width="11cm" svg:height="1.75cm" svg:x="12.143cm" svg:y="72.75cm">
          <draw:text-box>
            <text:p><text:span text:style-name="T1">Package: Config</text:span></text:p>
          </draw:text-box>
        </draw:frame>
        <draw:custom-shape draw:style-name="gr2" draw:text-style-name="P2" draw:layer="layout" svg:width="28cm" svg:height="7.5cm" svg:x="27.499cm" svg:y="3.5cm">
          <text:p><text:span text:style-name="T2">Copyright (C) 2010 Andrejs Sisojevs &lt;andrejs.sisojevs@nextmail.ru&gt;</text:span></text:p>
          <text:p><text:span text:style-name="T2"/></text:p>
          <text:p><text:span text:style-name="T2">All rights reserved.</text:span></text:p>
          <text:p><text:span text:style-name="T2"/></text:p>
          <text:p><text:span text:style-name="T2">For license and copyright information, see the file COPYRIGHT</text:span></text:p>
          <text:p><text:span text:style-name="T3"/></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 draw:text-style-name="P3" draw:layer="layout" svg:width="11.5cm" svg:height="2.242cm" svg:x="17.643cm" svg:y="82.058cm">
          <text:p/>
          <draw:enhanced-geometry svg:viewBox="0 0 21600 21600" draw:type="rectangle" draw:enhanced-path="M 0 0 L 21600 0 21600 21600 0 21600 0 0 Z N"/>
        </draw:custom-shape>
        <draw:custom-shape draw:style-name="gr4" draw:text-style-name="P3" draw:layer="layout" svg:width="10cm" svg:height="1.242cm" svg:x="18.143cm" svg:y="82.558cm">
          <text:p text:style-name="P3"><text:span text:style-name="T4">Configuration name</text:span></text:p>
          <draw:enhanced-geometry svg:viewBox="0 0 21600 21600" draw:type="rectangle" draw:enhanced-path="M 0 0 L 21600 0 21600 21600 0 21600 0 0 Z N"/>
        </draw:custom-shape>
        <draw:custom-shape draw:style-name="gr5" draw:text-style-name="P3" draw:layer="layout" svg:width="1cm" svg:height="2.242cm" svg:x="28.143cm" svg:y="82.058cm">
          <text:p text:style-name="P3"><text:span text:style-name="T4">2</text:span></text:p>
          <draw:enhanced-geometry svg:viewBox="0 0 21600 21600" draw:mirror-horizontal="true" draw:type="rectangle" draw:enhanced-path="M 0 0 L 21600 0 21600 21600 0 21600 0 0 Z N"/>
        </draw:custom-shape>
        <draw:custom-shape draw:style-name="gr6" draw:text-style-name="P5" draw:id="id7" draw:layer="layout" svg:width="13.001cm" svg:height="1.5cm" svg:x="27.5cm" svg:y="22.546cm">
          <text:p text:style-name="P4"><text:span text:style-name="T5">NONmandatory attribure </text:span></text:p>
          <text:p text:style-name="P4"><text:span text:style-name="T6">(NULL field of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7" draw:text-style-name="P5" draw:id="id8" draw:layer="layout" svg:width="13.001cm" svg:height="1.5cm" svg:x="27.5cm" svg:y="20.646cm">
          <text:p text:style-name="P4"><text:span text:style-name="T5">Mandatory attribure </text:span></text:p>
          <text:p text:style-name="P4"><text:span text:style-name="T6">(NOT NULL field of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8" draw:text-style-name="P6" draw:id="id9" draw:layer="layout" svg:width="13.001cm" svg:height="0.846cm" svg:x="27.5cm" svg:y="19.2cm">
          <text:p text:style-name="P4"><text:span text:style-name="T7">Primary key attribu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9" draw:text-style-name="P5" draw:id="id6" draw:layer="layout" svg:width="13.001cm" svg:height="1cm" svg:x="27.5cm" svg:y="24.446cm">
          <text:p text:style-name="P4"><text:span text:style-name="T5">Foreign key attribu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0" draw:text-style-name="P5" draw:id="id4" draw:layer="layout" svg:width="13.001cm" svg:height="2cm" svg:x="27.5cm" svg:y="25.746cm">
          <text:p text:style-name="P4"><text:span text:style-name="T5">In language localizable attribute</text:span></text:p>
          <text:p text:style-name="P4"><text:span text:style-name="T6">(having different values </text:span></text:p>
          <text:p text:style-name="P4"><text:span text:style-name="T6">for different language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frame draw:style-name="gr11" draw:text-style-name="P7" draw:layer="layout" svg:width="3.5cm" svg:height="1.691cm" svg:x="48cm" svg:y="18.55cm">
          <draw:text-box>
            <text:p><text:span text:style-name="T8">relationship</text:span></text:p>
          </draw:text-box>
        </draw:frame>
        <draw:custom-shape draw:style-name="gr12" draw:text-style-name="P8" draw:layer="layout" svg:width="5cm" svg:height="5cm" svg:x="59.501cm" svg:y="19cm">
          <text:p text:style-name="P3"><text:span text:style-name="T9">Relationship</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3" draw:text-style-name="P3" draw:layer="layout" draw:type="curve" svg:x1="45.501cm" svg:y1="30.7cm" svg:x2="45.501cm" svg:y2="32cm" draw:start-shape="id1" draw:start-glue-point="2" draw:end-shape="id2" draw:end-glue-point="0" svg:d="m45501 30700v1300">
          <text:p/>
        </draw:connector>
        <draw:connector draw:style-name="gr13" draw:text-style-name="P3" draw:layer="layout" draw:type="line" svg:x1="45.501cm" svg:y1="28.5cm" svg:x2="45.501cm" svg:y2="29.6cm" draw:start-shape="id3" draw:start-glue-point="2" draw:end-shape="id1" draw:end-glue-point="0" svg:d="m45501 28500v1100">
          <text:p/>
        </draw:connector>
        <draw:frame draw:style-name="gr14" draw:text-style-name="P9" draw:layer="layout" svg:width="4.5cm" svg:height="2cm" svg:x="41.001cm" svg:y="30cm">
          <draw:text-box>
            <text:p><text:span text:style-name="T10">OOP like</text:span></text:p>
            <text:p><text:span text:style-name="T10">inheritance</text:span></text:p>
          </draw:text-box>
        </draw:frame>
        <draw:connector draw:style-name="gr15" draw:text-style-name="P3" draw:layer="layout" draw:type="line" svg:x1="27.5cm" svg:y1="26.746cm" svg:x2="25.001cm" svg:y2="22.994cm" draw:start-shape="id4" draw:start-glue-point="5" draw:end-shape="id5" draw:end-glue-point="1" svg:d="m27500 26746-2499-3752">
          <text:p/>
        </draw:connector>
        <draw:connector draw:style-name="gr15" draw:text-style-name="P3" draw:layer="layout" draw:type="line" svg:x1="27.5cm" svg:y1="24.946cm" svg:x2="25.001cm" svg:y2="22.994cm" draw:start-shape="id6" draw:start-glue-point="5" draw:end-shape="id5" draw:end-glue-point="1" svg:d="m27500 24946-2499-1952">
          <text:p/>
        </draw:connector>
        <draw:connector draw:style-name="gr15" draw:text-style-name="P3" draw:layer="layout" draw:type="line" svg:x1="27.5cm" svg:y1="23.296cm" svg:x2="25.001cm" svg:y2="22.994cm" draw:start-shape="id7" draw:start-glue-point="5" draw:end-shape="id5" draw:end-glue-point="1" svg:d="m27500 23296-2499-302">
          <text:p/>
        </draw:connector>
        <draw:connector draw:style-name="gr15" draw:text-style-name="P3" draw:layer="layout" draw:type="line" svg:x1="27.5cm" svg:y1="21.396cm" svg:x2="25.001cm" svg:y2="22.994cm" draw:start-shape="id8" draw:start-glue-point="5" draw:end-shape="id5" draw:end-glue-point="1" svg:d="m27500 21396-2499 1598">
          <text:p/>
        </draw:connector>
        <draw:connector draw:style-name="gr15" draw:text-style-name="P3" draw:layer="layout" draw:type="line" svg:x1="27.5cm" svg:y1="19.623cm" svg:x2="25.001cm" svg:y2="22.994cm" draw:start-shape="id9" draw:start-glue-point="5" draw:end-shape="id5" draw:end-glue-point="1" svg:d="m27500 19623-2499 3371">
          <text:p/>
        </draw:connector>
        <draw:frame draw:style-name="gr11" draw:layer="layout" svg:width="7.5cm" svg:height="1.847cm" svg:x="9.001cm" svg:y="18.653cm">
          <draw:text-box>
            <text:p><text:span text:style-name="T11">Legend</text:span></text:p>
          </draw:text-box>
        </draw:frame>
        <draw:connector draw:style-name="gr16" draw:layer="layout" svg:x1="49.2cm" svg:y1="24.5cm" svg:x2="56.163cm" svg:y2="24.5cm" svg:d="m49200 24500h6963">
          <text:p/>
        </draw:connector>
        <draw:connector draw:style-name="gr17" draw:layer="layout" svg:x1="49.2cm" svg:y1="28.8cm" svg:x2="56.163cm" svg:y2="28.8cm" svg:d="m49200 28800h6963">
          <text:p/>
        </draw:connector>
        <draw:connector draw:style-name="gr18" draw:layer="layout" svg:x1="49.2cm" svg:y1="26cm" svg:x2="56.163cm" svg:y2="26cm" svg:d="m49200 26000h6963">
          <text:p/>
        </draw:connector>
        <draw:connector draw:style-name="gr19" draw:layer="layout" svg:x1="65cm" svg:y1="24.5cm" svg:x2="72cm" svg:y2="24.5cm" svg:d="m65000 24500h7000">
          <text:p/>
        </draw:connector>
        <draw:connector draw:style-name="gr20" draw:layer="layout" svg:x1="65cm" svg:y1="28.8cm" svg:x2="72cm" svg:y2="28.8cm" svg:d="m65000 28800h7000">
          <text:p/>
        </draw:connector>
        <draw:connector draw:style-name="gr21" draw:layer="layout" svg:x1="65cm" svg:y1="26cm" svg:x2="72cm" svg:y2="26cm" svg:d="m65000 26000h7000">
          <text:p/>
        </draw:connector>
        <draw:connector draw:style-name="gr22" draw:layer="layout" svg:x1="57.2cm" svg:y1="24.5cm" svg:x2="64.163cm" svg:y2="24.5cm" svg:d="m57200 24500h6963">
          <text:p/>
        </draw:connector>
        <draw:connector draw:style-name="gr23" draw:layer="layout" svg:x1="57.2cm" svg:y1="28.8cm" svg:x2="64.163cm" svg:y2="28.8cm" svg:d="m57200 28800h6963">
          <text:p/>
        </draw:connector>
        <draw:connector draw:style-name="gr24" draw:layer="layout" svg:x1="57.2cm" svg:y1="26cm" svg:x2="64.163cm" svg:y2="26cm" svg:d="m57200 26000h6963">
          <text:p/>
        </draw:connector>
        <draw:g draw:id="id10">
          <draw:custom-shape draw:style-name="gr25" draw:text-style-name="P11" draw:layer="layout" svg:width="2cm" svg:height="2cm" svg:x="51.7cm" svg:y="31cm">
            <text:p text:style-name="P10"><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6" draw:text-style-name="P11" draw:layer="layout" svg:width="1.4cm" svg:height="1.4cm" svg:x="52cm" svg:y="31.3cm">
            <text:p text:style-name="P10"><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27" draw:text-style-name="P3" draw:layer="layout" svg:x1="53.7cm" svg:y1="32cm" svg:x2="56.2cm" svg:y2="32cm" draw:start-shape="id10" draw:start-glue-point="1" svg:d="m53700 32000h2500">
          <text:p/>
        </draw:connector>
        <draw:connector draw:style-name="gr28" draw:text-style-name="P3" draw:layer="layout" svg:x1="53.703cm" svg:y1="36cm" svg:x2="56.2cm" svg:y2="36cm" draw:start-shape="id11" draw:start-glue-point="1" svg:d="m53703 36000h2497">
          <text:p/>
        </draw:connector>
        <draw:connector draw:style-name="gr29" draw:text-style-name="P3" draw:layer="layout" svg:x1="53.7cm" svg:y1="34cm" svg:x2="56.2cm" svg:y2="34cm" draw:start-shape="id12" draw:start-glue-point="1" svg:d="m53700 34000h2500">
          <text:p/>
        </draw:connector>
        <draw:g draw:id="id12">
          <draw:custom-shape draw:style-name="gr30" draw:text-style-name="P11" draw:layer="layout" svg:width="2cm" svg:height="2cm" svg:x="51.7cm" svg:y="33cm">
            <text:p text:style-name="P10"><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1" draw:text-style-name="P11" draw:layer="layout" svg:width="1.4cm" svg:height="1.4cm" svg:x="52cm" svg:y="33.3cm">
            <text:p text:style-name="P10"><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g>
        <draw:g draw:id="id11">
          <draw:custom-shape draw:style-name="gr32" draw:text-style-name="P11" draw:layer="layout" svg:width="2cm" svg:height="2cm" svg:x="51.703cm" svg:y="35cm">
            <text:p text:style-name="P10"><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3" draw:text-style-name="P11" draw:layer="layout" svg:width="1.4cm" svg:height="1.4cm" svg:x="52.003cm" svg:y="35.3cm">
            <text:p text:style-name="P10"><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27" draw:text-style-name="P3" draw:layer="layout" svg:x1="51.7cm" svg:y1="32cm" svg:x2="49.225cm" svg:y2="32cm" draw:start-shape="id10" draw:start-glue-point="3" svg:d="m51700 32000h-2475">
          <text:p/>
        </draw:connector>
        <draw:connector draw:style-name="gr27" draw:text-style-name="P3" draw:layer="layout" svg:x1="51.703cm" svg:y1="36cm" svg:x2="49.225cm" svg:y2="36cm" draw:start-shape="id11" draw:start-glue-point="3" svg:d="m51703 36000h-2478">
          <text:p/>
        </draw:connector>
        <draw:connector draw:style-name="gr27" draw:text-style-name="P3" draw:layer="layout" svg:x1="51.7cm" svg:y1="34cm" svg:x2="49.225cm" svg:y2="34cm" draw:start-shape="id12" draw:start-glue-point="3" svg:d="m51700 34000h-2475">
          <text:p/>
        </draw:connector>
        <draw:g draw:id="id13">
          <draw:custom-shape draw:style-name="gr34" draw:text-style-name="P11" draw:layer="layout" svg:width="2cm" svg:height="2cm" svg:x="59.675cm" svg:y="31cm">
            <text:p text:style-name="P10"><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1" draw:layer="layout" svg:width="1.4cm" svg:height="1.4cm" svg:x="59.975cm" svg:y="31.3cm">
            <text:p text:style-name="P10"><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27" draw:text-style-name="P3" draw:layer="layout" svg:x1="61.675cm" svg:y1="32cm" svg:x2="64.175cm" svg:y2="32cm" draw:start-shape="id13" draw:start-glue-point="1" svg:d="m61675 32000h2500">
          <text:p/>
        </draw:connector>
        <draw:connector draw:style-name="gr28" draw:text-style-name="P3" draw:layer="layout" svg:x1="61.678cm" svg:y1="36cm" svg:x2="64.175cm" svg:y2="36cm" draw:start-shape="id14" draw:start-glue-point="1" svg:d="m61678 36000h2497">
          <text:p/>
        </draw:connector>
        <draw:connector draw:style-name="gr29" draw:text-style-name="P3" draw:layer="layout" svg:x1="61.675cm" svg:y1="34cm" svg:x2="64.175cm" svg:y2="34cm" draw:start-shape="id15" draw:start-glue-point="1" svg:d="m61675 34000h2500">
          <text:p/>
        </draw:connector>
        <draw:g draw:id="id15">
          <draw:custom-shape draw:style-name="gr36" draw:text-style-name="P11" draw:layer="layout" svg:width="2cm" svg:height="2cm" svg:x="59.675cm" svg:y="33cm">
            <text:p text:style-name="P10"><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7" draw:text-style-name="P11" draw:layer="layout" svg:width="1.4cm" svg:height="1.4cm" svg:x="59.975cm" svg:y="33.3cm">
            <text:p text:style-name="P10"><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g>
        <draw:g draw:id="id14">
          <draw:custom-shape draw:style-name="gr38" draw:text-style-name="P11" draw:layer="layout" svg:width="2cm" svg:height="2cm" svg:x="59.678cm" svg:y="35cm">
            <text:p text:style-name="P10"><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9" draw:text-style-name="P11" draw:layer="layout" svg:width="1.4cm" svg:height="1.4cm" svg:x="59.978cm" svg:y="35.3cm">
            <text:p text:style-name="P10"><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40" draw:text-style-name="P3" draw:layer="layout" svg:x1="59.675cm" svg:y1="32cm" svg:x2="57.2cm" svg:y2="32cm" draw:start-shape="id13" draw:start-glue-point="3" svg:d="m59675 32000h-2475">
          <text:p/>
        </draw:connector>
        <draw:connector draw:style-name="gr40" draw:text-style-name="P3" draw:layer="layout" svg:x1="59.678cm" svg:y1="36cm" svg:x2="57.2cm" svg:y2="36cm" draw:start-shape="id14" draw:start-glue-point="3" svg:d="m59678 36000h-2478">
          <text:p/>
        </draw:connector>
        <draw:connector draw:style-name="gr40" draw:text-style-name="P3" draw:layer="layout" svg:x1="59.675cm" svg:y1="34cm" svg:x2="57.2cm" svg:y2="34cm" draw:start-shape="id15" draw:start-glue-point="3" svg:d="m59675 34000h-2475">
          <text:p/>
        </draw:connector>
        <draw:g draw:id="id16">
          <draw:custom-shape draw:style-name="gr41" draw:text-style-name="P11" draw:layer="layout" svg:width="2cm" svg:height="2cm" svg:x="67.471cm" svg:y="31cm">
            <text:p text:style-name="P10"><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42" draw:text-style-name="P11" draw:layer="layout" svg:width="1.4cm" svg:height="1.4cm" svg:x="67.771cm" svg:y="31.3cm">
            <text:p text:style-name="P10"><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27" draw:text-style-name="P3" draw:layer="layout" svg:x1="69.471cm" svg:y1="32cm" svg:x2="71.971cm" svg:y2="32cm" draw:start-shape="id16" draw:start-glue-point="1" svg:d="m69471 32000h2500">
          <text:p/>
        </draw:connector>
        <draw:connector draw:style-name="gr28" draw:text-style-name="P3" draw:layer="layout" svg:x1="69.474cm" svg:y1="36cm" svg:x2="71.971cm" svg:y2="36cm" draw:start-shape="id17" draw:start-glue-point="1" svg:d="m69474 36000h2497">
          <text:p/>
        </draw:connector>
        <draw:connector draw:style-name="gr29" draw:text-style-name="P3" draw:layer="layout" svg:x1="69.471cm" svg:y1="34cm" svg:x2="71.971cm" svg:y2="34cm" draw:start-shape="id18" draw:start-glue-point="1" svg:d="m69471 34000h2500">
          <text:p/>
        </draw:connector>
        <draw:g draw:id="id18">
          <draw:custom-shape draw:style-name="gr43" draw:text-style-name="P11" draw:layer="layout" svg:width="2cm" svg:height="2cm" svg:x="67.471cm" svg:y="33cm">
            <text:p text:style-name="P10"><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44" draw:text-style-name="P11" draw:layer="layout" svg:width="1.4cm" svg:height="1.4cm" svg:x="67.771cm" svg:y="33.3cm">
            <text:p text:style-name="P10"><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g>
        <draw:g draw:id="id17">
          <draw:custom-shape draw:style-name="gr45" draw:text-style-name="P11" draw:layer="layout" svg:width="2cm" svg:height="2cm" svg:x="67.474cm" svg:y="35cm">
            <text:p text:style-name="P10"><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46" draw:text-style-name="P11" draw:layer="layout" svg:width="1.4cm" svg:height="1.4cm" svg:x="67.774cm" svg:y="35.3cm">
            <text:p text:style-name="P10"><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28" draw:text-style-name="P3" draw:layer="layout" svg:x1="67.471cm" svg:y1="32cm" svg:x2="64.996cm" svg:y2="32cm" draw:start-shape="id16" draw:start-glue-point="3" svg:d="m67471 32000h-2475">
          <text:p/>
        </draw:connector>
        <draw:connector draw:style-name="gr28" draw:text-style-name="P3" draw:layer="layout" svg:x1="67.474cm" svg:y1="36cm" svg:x2="64.996cm" svg:y2="36cm" draw:start-shape="id17" draw:start-glue-point="3" svg:d="m67474 36000h-2478">
          <text:p/>
        </draw:connector>
        <draw:connector draw:style-name="gr28" draw:text-style-name="P3" draw:layer="layout" svg:x1="67.471cm" svg:y1="34cm" svg:x2="64.996cm" svg:y2="34cm" draw:start-shape="id18" draw:start-glue-point="3" svg:d="m67471 34000h-2475">
          <text:p/>
        </draw:connector>
        <draw:line draw:style-name="gr47" draw:text-style-name="P3" draw:layer="layout" svg:x1="48.5cm" svg:y1="30.2cm" svg:x2="80.5cm" svg:y2="30.2cm">
          <text:p/>
        </draw:line>
        <draw:connector draw:style-name="gr48" draw:layer="layout" svg:x1="49.2cm" svg:y1="27.435cm" svg:x2="56.163cm" svg:y2="27.435cm" svg:d="m49200 27435h6963">
          <text:p/>
        </draw:connector>
        <draw:connector draw:style-name="gr49" draw:layer="layout" svg:x1="65cm" svg:y1="27.435cm" svg:x2="72cm" svg:y2="27.435cm" svg:d="m65000 27435h7000">
          <text:p/>
        </draw:connector>
        <draw:connector draw:style-name="gr50" draw:layer="layout" svg:x1="57.2cm" svg:y1="27.435cm" svg:x2="64.163cm" svg:y2="27.435cm" svg:d="m57200 27435h6963">
          <text:p/>
        </draw:connector>
        <draw:connector draw:style-name="gr51" draw:text-style-name="P3" draw:layer="layout" svg:x1="53.703cm" svg:y1="37.96cm" svg:x2="56.2cm" svg:y2="37.96cm" draw:start-shape="id19" draw:start-glue-point="1" svg:d="m53703 37960h2497">
          <text:p/>
        </draw:connector>
        <draw:g draw:id="id19">
          <draw:custom-shape draw:style-name="gr52" draw:text-style-name="P11" draw:layer="layout" svg:width="2cm" svg:height="2cm" svg:x="51.703cm" svg:y="36.96cm">
            <text:p text:style-name="P10"><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53" draw:text-style-name="P11" draw:layer="layout" svg:width="1.4cm" svg:height="1.4cm" svg:x="52.003cm" svg:y="37.26cm">
            <text:p text:style-name="P10"><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27" draw:text-style-name="P3" draw:layer="layout" svg:x1="51.703cm" svg:y1="37.96cm" svg:x2="49.225cm" svg:y2="37.96cm" draw:start-shape="id19" draw:start-glue-point="3" svg:d="m51703 37960h-2478">
          <text:p/>
        </draw:connector>
        <draw:connector draw:style-name="gr51" draw:text-style-name="P3" draw:layer="layout" svg:x1="61.678cm" svg:y1="37.96cm" svg:x2="64.175cm" svg:y2="37.96cm" draw:start-shape="id20" draw:start-glue-point="1" svg:d="m61678 37960h2497">
          <text:p/>
        </draw:connector>
        <draw:g draw:id="id20">
          <draw:custom-shape draw:style-name="gr54" draw:text-style-name="P11" draw:layer="layout" svg:width="2cm" svg:height="2cm" svg:x="59.678cm" svg:y="36.96cm">
            <text:p text:style-name="P10"><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55" draw:text-style-name="P11" draw:layer="layout" svg:width="1.4cm" svg:height="1.4cm" svg:x="59.978cm" svg:y="37.26cm">
            <text:p text:style-name="P10"><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40" draw:text-style-name="P3" draw:layer="layout" svg:x1="59.678cm" svg:y1="37.96cm" svg:x2="57.2cm" svg:y2="37.96cm" draw:start-shape="id20" draw:start-glue-point="3" svg:d="m59678 37960h-2478">
          <text:p/>
        </draw:connector>
        <draw:connector draw:style-name="gr51" draw:text-style-name="P3" draw:layer="layout" svg:x1="69.474cm" svg:y1="37.96cm" svg:x2="71.971cm" svg:y2="37.96cm" draw:start-shape="id21" draw:start-glue-point="1" svg:d="m69474 37960h2497">
          <text:p/>
        </draw:connector>
        <draw:g draw:id="id21">
          <draw:custom-shape draw:style-name="gr56" draw:text-style-name="P11" draw:layer="layout" svg:width="2cm" svg:height="2cm" svg:x="67.474cm" svg:y="36.96cm">
            <text:p text:style-name="P10"><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57" draw:text-style-name="P11" draw:layer="layout" svg:width="1.4cm" svg:height="1.4cm" svg:x="67.774cm" svg:y="37.26cm">
            <text:p text:style-name="P10"><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28" draw:text-style-name="P3" draw:layer="layout" svg:x1="67.474cm" svg:y1="37.96cm" svg:x2="64.996cm" svg:y2="37.96cm" draw:start-shape="id21" draw:start-glue-point="3" svg:d="m67474 37960h-2478">
          <text:p/>
        </draw:connector>
        <draw:connector draw:style-name="gr58" draw:layer="layout" svg:x1="72.776cm" svg:y1="24.5cm" svg:x2="79.776cm" svg:y2="24.5cm" svg:d="m72776 24500h7000">
          <text:p/>
        </draw:connector>
        <draw:connector draw:style-name="gr59" draw:layer="layout" svg:x1="72.776cm" svg:y1="28.8cm" svg:x2="79.776cm" svg:y2="28.8cm" svg:d="m72776 28800h7000">
          <text:p/>
        </draw:connector>
        <draw:connector draw:style-name="gr60" draw:layer="layout" svg:x1="72.776cm" svg:y1="26cm" svg:x2="79.776cm" svg:y2="26cm" svg:d="m72776 26000h7000">
          <text:p/>
        </draw:connector>
        <draw:g draw:id="id22">
          <draw:custom-shape draw:style-name="gr61" draw:text-style-name="P11" draw:layer="layout" svg:width="2cm" svg:height="2cm" svg:x="75.247cm" svg:y="31cm">
            <text:p text:style-name="P10"><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62" draw:text-style-name="P11" draw:layer="layout" svg:width="1.4cm" svg:height="1.4cm" svg:x="75.547cm" svg:y="31.3cm">
            <text:p text:style-name="P10"><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27" draw:text-style-name="P3" draw:layer="layout" svg:x1="77.247cm" svg:y1="32cm" svg:x2="79.747cm" svg:y2="32cm" draw:start-shape="id22" draw:start-glue-point="1" svg:d="m77247 32000h2500">
          <text:p/>
        </draw:connector>
        <draw:connector draw:style-name="gr28" draw:text-style-name="P3" draw:layer="layout" svg:x1="77.25cm" svg:y1="36cm" svg:x2="79.747cm" svg:y2="36cm" draw:start-shape="id23" draw:start-glue-point="1" svg:d="m77250 36000h2497">
          <text:p/>
        </draw:connector>
        <draw:connector draw:style-name="gr29" draw:text-style-name="P3" draw:layer="layout" svg:x1="77.247cm" svg:y1="34cm" svg:x2="79.747cm" svg:y2="34cm" draw:start-shape="id24" draw:start-glue-point="1" svg:d="m77247 34000h2500">
          <text:p/>
        </draw:connector>
        <draw:g draw:id="id24">
          <draw:custom-shape draw:style-name="gr63" draw:text-style-name="P11" draw:layer="layout" svg:width="2cm" svg:height="2cm" svg:x="75.247cm" svg:y="33cm">
            <text:p text:style-name="P10"><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64" draw:text-style-name="P11" draw:layer="layout" svg:width="1.4cm" svg:height="1.4cm" svg:x="75.547cm" svg:y="33.3cm">
            <text:p text:style-name="P10"><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g>
        <draw:g draw:id="id23">
          <draw:custom-shape draw:style-name="gr65" draw:text-style-name="P11" draw:layer="layout" svg:width="2cm" svg:height="2cm" svg:x="75.25cm" svg:y="35cm">
            <text:p text:style-name="P10"><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66" draw:text-style-name="P11" draw:layer="layout" svg:width="1.4cm" svg:height="1.4cm" svg:x="75.55cm" svg:y="35.3cm">
            <text:p text:style-name="P10"><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51" draw:text-style-name="P3" draw:layer="layout" svg:x1="75.247cm" svg:y1="32cm" svg:x2="72.772cm" svg:y2="32cm" draw:start-shape="id22" draw:start-glue-point="3" svg:d="m75247 32000h-2475">
          <text:p/>
        </draw:connector>
        <draw:connector draw:style-name="gr51" draw:text-style-name="P3" draw:layer="layout" svg:x1="75.25cm" svg:y1="36cm" svg:x2="72.772cm" svg:y2="36cm" draw:start-shape="id23" draw:start-glue-point="3" svg:d="m75250 36000h-2478">
          <text:p/>
        </draw:connector>
        <draw:connector draw:style-name="gr51" draw:text-style-name="P3" draw:layer="layout" svg:x1="75.247cm" svg:y1="34cm" svg:x2="72.772cm" svg:y2="34cm" draw:start-shape="id24" draw:start-glue-point="3" svg:d="m75247 34000h-2475">
          <text:p/>
        </draw:connector>
        <draw:connector draw:style-name="gr67" draw:layer="layout" svg:x1="72.776cm" svg:y1="27.435cm" svg:x2="79.776cm" svg:y2="27.435cm" svg:d="m72776 27435h7000">
          <text:p/>
        </draw:connector>
        <draw:connector draw:style-name="gr51" draw:text-style-name="P3" draw:layer="layout" svg:x1="77.25cm" svg:y1="37.96cm" svg:x2="79.747cm" svg:y2="37.96cm" draw:start-shape="id25" draw:start-glue-point="1" svg:d="m77250 37960h2497">
          <text:p/>
        </draw:connector>
        <draw:g draw:id="id25">
          <draw:custom-shape draw:style-name="gr68" draw:text-style-name="P11" draw:layer="layout" svg:width="2cm" svg:height="2cm" svg:x="75.25cm" svg:y="36.96cm">
            <text:p text:style-name="P10"><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69" draw:text-style-name="P11" draw:layer="layout" svg:width="1.4cm" svg:height="1.4cm" svg:x="75.55cm" svg:y="37.26cm">
            <text:p text:style-name="P10"><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51" draw:text-style-name="P3" draw:layer="layout" svg:x1="75.25cm" svg:y1="37.96cm" svg:x2="72.772cm" svg:y2="37.96cm" draw:start-shape="id25" draw:start-glue-point="3" svg:d="m75250 37960h-2478">
          <text:p/>
        </draw:connector>
        <draw:custom-shape draw:style-name="gr70" draw:layer="layout" svg:width="79.501cm" svg:height="38.5cm" svg:x="4.991cm" svg:y="15cm">
          <text:p/>
          <draw:enhanced-geometry svg:viewBox="0 0 21600 21600" draw:mirror-horizontal="true" draw:mirror-vertical="tru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path draw:style-name="gr71" draw:text-style-name="P3" draw:id="id1" draw:layer="layout" svg:width="2.099cm" svg:height="1.099cm" svg:x="44.451cm" svg:y="29.6cm" svg:viewBox="0 0 2100 1100" svg:d="m1050 1100c-290 0-525-246-525-550s235-550 525-550 525 246 525 550-235 550-525 550zm-1050 0h2100z">
          <draw:glue-point draw:id="4" svg:x="2.619cm" svg:y="5.454cm"/>
          <draw:glue-point draw:id="5" svg:x="-2.142cm" svg:y="5.454cm"/>
          <draw:glue-point draw:id="6" svg:x="5cm" svg:y="5.454cm"/>
          <draw:glue-point draw:id="7" svg:x="-5.238cm" svg:y="5.454cm"/>
          <text:p/>
        </draw:path>
        <draw:connector draw:style-name="gr72" draw:layer="layout" draw:type="line" svg:x1="30.001cm" svg:y1="32.5cm" svg:x2="34cm" svg:y2="29.6cm" draw:start-shape="id26" draw:start-glue-point="0" draw:end-shape="id27" draw:end-glue-point="6" svg:d="m30001 32500 3999-2900">
          <text:p/>
        </draw:connector>
        <draw:custom-shape draw:style-name="gr6" draw:text-style-name="P5" draw:id="id27" draw:layer="layout" svg:width="13.001cm" svg:height="1.5cm" svg:x="27.5cm" svg:y="28.1cm">
          <text:p text:style-name="P4"><text:span text:style-name="T5">Codified attribute</text:span></text:p>
          <text:p text:style-name="P4"><text:span text:style-name="T6">(NULL field of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5" draw:text-style-name="P3" draw:layer="layout" draw:type="line" svg:x1="27.5cm" svg:y1="28.85cm" svg:x2="25.001cm" svg:y2="22.994cm" draw:start-shape="id27" draw:start-glue-point="5" draw:end-shape="id5" draw:end-glue-point="1" svg:d="m27500 28850-2499-5856">
          <text:p/>
        </draw:connector>
        <draw:connector draw:style-name="gr72" draw:layer="layout" draw:type="line" svg:x1="27.501cm" svg:y1="34cm" svg:x2="25.001cm" svg:y2="37.25cm" draw:start-shape="id26" draw:start-glue-point="3" draw:end-shape="id28" draw:end-glue-point="1" svg:d="m27501 34000-2500 3250">
          <text:p/>
        </draw:connector>
        <draw:connector draw:style-name="gr72" draw:layer="layout" draw:type="line" svg:x1="27.501cm" svg:y1="44.25cm" svg:x2="23.001cm" svg:y2="44.25cm" draw:start-shape="id29" draw:start-glue-point="3" draw:end-shape="id30" draw:end-glue-point="1" svg:d="m27501 44250h-4500">
          <text:p/>
        </draw:connector>
        <draw:frame draw:style-name="gr1" draw:text-style-name="P13" draw:layer="layout" svg:width="4cm" svg:height="1.75cm" svg:x="23.001cm" svg:y="42.25cm">
          <draw:text-box>
            <text:p text:style-name="P12"><text:span text:style-name="T13">[default config]</text:span></text:p>
          </draw:text-box>
        </draw:frame>
        <draw:connector draw:style-name="gr72" draw:layer="layout" draw:type="line" svg:x1="37.001cm" svg:y1="36cm" svg:x2="34cm" svg:y2="29.6cm" draw:start-shape="id31" draw:start-glue-point="0" draw:end-shape="id27" draw:end-glue-point="6" svg:d="m37001 36000-3001-6400">
          <text:p/>
        </draw:connector>
        <draw:connector draw:style-name="gr72" draw:layer="layout" draw:type="line" svg:x1="34.001cm" svg:y1="37.5cm" svg:x2="25.001cm" svg:y2="37.25cm" draw:start-shape="id31" draw:start-glue-point="3" draw:end-shape="id28" draw:end-glue-point="1" svg:d="m34001 37500-9000-250">
          <text:p/>
        </draw:connector>
        <draw:rect draw:style-name="gr73" draw:text-style-name="P15" draw:layer="layout" svg:width="10.5cm" svg:height="2.5cm" svg:x="69.501cm" svg:y="41cm">
          <text:p text:style-name="P14"><text:span text:style-name="T14">API (stored procedured)</text:span></text:p>
        </draw:rect>
        <draw:connector draw:style-name="gr74" draw:layer="layout" svg:x1="49.081cm" svg:y1="22.942cm" svg:x2="55.881cm" svg:y2="22.942cm" svg:d="m49081 22942h6800">
          <text:p/>
        </draw:connector>
        <draw:connector draw:style-name="gr74" draw:layer="layout" svg:x1="47.001cm" svg:y1="20.25cm" svg:x2="52.501cm" svg:y2="20.25cm" draw:start-shape="id32" draw:start-glue-point="1" draw:end-shape="id33" draw:end-glue-point="3" svg:d="m47001 20250h5500">
          <text:p/>
        </draw:connector>
        <draw:polyline draw:style-name="gr75" draw:text-style-name="P3" draw:layer="layout" svg:width="12.499cm" svg:height="3.499cm" svg:x="67.001cm" svg:y="19.5cm" svg:viewBox="0 0 12500 3500" draw:points="0,194 12500,194 12500,3500 321,3500 321,0">
          <text:p/>
        </draw:polyline>
        <draw:frame draw:style-name="gr1" draw:text-style-name="P1" draw:layer="layout" svg:width="11cm" svg:height="1.75cm" svg:x="68.001cm" svg:y="20.75cm">
          <draw:text-box>
            <text:p><text:span text:style-name="T1">Package: [pkg-name]</text:span></text:p>
          </draw:text-box>
        </draw:frame>
        <draw:custom-shape draw:style-name="gr76" draw:text-style-name="P16" draw:layer="layout" svg:width="7.5cm" svg:height="2.873cm" svg:x="59.501cm" svg:y="40.5cm">
          <text:p text:style-name="P3"><text:span text:style-name="T4">VIEW</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77" draw:text-style-name="P17" draw:id="id34" draw:layer="layout" svg:width="8cm" svg:height="4.5cm" svg:x="71.501cm" svg:y="44.5cm">
          <text:p text:style-name="P3"><text:span text:style-name="T8">(Trigger)</text:span></text:p>
          <text:p text:style-name="P3"><text:span text:style-name="T8">AFTER|BEFORE INSERT, UPDATE, DELETE</text:span></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4" draw:text-style-name="P3" draw:id="id32" draw:layer="layout" svg:width="4cm" svg:height="1.5cm" svg:x="43.001cm" svg:y="19.5cm">
          <text:p text:style-name="P3"><text:span text:style-name="T4">Entity A</text:span></text:p>
          <draw:enhanced-geometry svg:viewBox="0 0 21600 21600" draw:type="rectangle" draw:enhanced-path="M 0 0 L 21600 0 21600 21600 0 21600 0 0 Z N"/>
        </draw:custom-shape>
        <draw:custom-shape draw:style-name="gr4" draw:text-style-name="P3" draw:id="id33" draw:layer="layout" svg:width="4cm" svg:height="1.5cm" svg:x="52.501cm" svg:y="19.5cm">
          <text:p text:style-name="P3"><text:span text:style-name="T4">Entity B</text:span></text:p>
          <draw:enhanced-geometry svg:viewBox="0 0 21600 21600" draw:type="rectangle" draw:enhanced-path="M 0 0 L 21600 0 21600 21600 0 21600 0 0 Z N"/>
        </draw:custom-shape>
        <draw:custom-shape draw:style-name="gr78" draw:text-style-name="P3" draw:layer="layout" svg:width="5.5cm" svg:height="3.5cm" svg:x="42.501cm" svg:y="35cm">
          <text:p text:style-name="P3"><text:span text:style-name="T4">Superclass </text:span></text:p>
          <text:p text:style-name="P3"><text:span text:style-name="T4">abstract</text:span></text:p>
          <text:p text:style-name="P3"><text:span text:style-name="T4">entity</text:span></text:p>
          <draw:enhanced-geometry svg:viewBox="0 0 21600 21600" draw:type="rectangle" draw:enhanced-path="M 0 0 L 21600 0 21600 21600 0 21600 0 0 Z N"/>
        </draw:custom-shape>
        <draw:custom-shape draw:style-name="gr4" draw:text-style-name="P3" draw:id="id3" draw:layer="layout" svg:width="5cm" svg:height="2cm" svg:x="43.001cm" svg:y="26.5cm">
          <text:p text:style-name="P3"><text:span text:style-name="T4">Superclass</text:span></text:p>
          <text:p text:style-name="P3"><text:span text:style-name="T4">entity</text:span></text:p>
          <draw:enhanced-geometry svg:viewBox="0 0 21600 21600" draw:type="rectangle" draw:enhanced-path="M 0 0 L 21600 0 21600 21600 0 21600 0 0 Z N"/>
        </draw:custom-shape>
        <draw:custom-shape draw:style-name="gr4" draw:text-style-name="P3" draw:id="id2" draw:layer="layout" svg:width="5cm" svg:height="2cm" svg:x="43.001cm" svg:y="32cm">
          <text:p text:style-name="P3"><text:span text:style-name="T4">Subclass</text:span></text:p>
          <text:p text:style-name="P3"><text:span text:style-name="T4">entity</text:span></text:p>
          <draw:enhanced-geometry svg:viewBox="0 0 21600 21600" draw:type="rectangle" draw:enhanced-path="M 0 0 L 21600 0 21600 21600 0 21600 0 0 Z N"/>
        </draw:custom-shape>
        <draw:custom-shape draw:style-name="gr79" draw:text-style-name="P18" draw:id="id29" draw:layer="layout" svg:width="14.5cm" svg:height="6.5cm" svg:x="27.501cm" svg:y="41cm">
          <text:p text:style-name="P18"><text:span text:style-name="T4">Configuration instance</text:span></text:p>
          <text:p text:style-name="P18"><text:span text:style-name="T4"/></text:p>
          <text:p text:style-name="P18"><text:span text:style-name="T4">Configuration name</text:span></text:p>
          <text:p text:style-name="P18"><text:span text:style-name="T4"/></text:p>
          <text:p text:style-name="P18"><text:span text:style-name="T15">[SUBCONFIG] Option_1</text:span><text:span text:style-name="T16"> = "Value_1"</text:span></text:p>
          <text:p text:style-name="P18"><text:span text:style-name="T17">[SUBCONFIG] Option_2 </text:span><text:span text:style-name="T16">= ^Reference_1</text:span></text:p>
          <text:p text:style-name="P18"><text:span text:style-name="T17">[LEAF] Option_3</text:span><text:span text:style-name="T17"><text:tab/></text:span><text:span text:style-name="T17"> </text:span><text:span text:style-name="T16">= "Value_2"</text:span></text:p>
          <text:p text:style-name="P18"><text:span text:style-name="T18">[LEAF] Option_4 </text:span><text:span text:style-name="T19">= "Value_3"</text:span></text:p>
          <draw:enhanced-geometry svg:viewBox="0 0 21600 21600" draw:type="rectangle" draw:enhanced-path="M 0 0 L 21600 0 21600 21600 0 21600 0 0 Z N"/>
        </draw:custom-shape>
        <draw:custom-shape draw:style-name="gr80" draw:text-style-name="P20" draw:layer="layout" svg:width="12cm" svg:height="4.5cm" svg:x="10.001cm" svg:y="42cm">
          <text:p text:style-name="P19"><text:span text:style-name="T15">[SUBCONFIG] Option_1</text:span></text:p>
          <text:p text:style-name="P19"><text:span text:style-name="T17">[SUBCONFIG] Option_2</text:span></text:p>
          <text:p text:style-name="P19"><text:span text:style-name="T17">[LEAF] Option_3</text:span></text:p>
          <text:p text:style-name="P19"><text:span text:style-name="T18">[LEAF] Option_4</text:span></text:p>
          <draw:enhanced-geometry svg:viewBox="0 0 21600 21600" draw:type="rectangle" draw:enhanced-path="M 0 0 L 21600 0 21600 21600 0 21600 0 0 Z N"/>
        </draw:custom-shape>
        <draw:custom-shape draw:style-name="gr80" draw:text-style-name="P22" draw:id="id30" draw:layer="layout" svg:width="1cm" svg:height="4.5cm" svg:x="22.001cm" svg:y="42cm">
          <text:p text:style-name="P21"><text:span text:style-name="T19">*</text:span></text:p>
          <text:p text:style-name="P21"><text:span text:style-name="T20">*</text:span></text:p>
          <text:p text:style-name="P21"><text:span text:style-name="T21">o</text:span></text:p>
          <text:p text:style-name="P21"><text:span text:style-name="T21">o</text:span></text:p>
          <draw:enhanced-geometry svg:viewBox="0 0 21600 21600" draw:type="rectangle" draw:enhanced-path="M 0 0 L 21600 0 21600 21600 0 21600 0 0 Z N"/>
        </draw:custom-shape>
        <draw:custom-shape draw:style-name="gr81" draw:text-style-name="P3" draw:layer="layout" svg:width="12cm" svg:height="1cm" svg:x="10.001cm" svg:y="41cm">
          <text:p text:style-name="P3"><text:span text:style-name="T4">Configurable entity name</text:span></text:p>
          <draw:enhanced-geometry svg:viewBox="0 0 21600 21600" draw:type="rectangle" draw:enhanced-path="M 0 0 L 21600 0 21600 21600 0 21600 0 0 Z N"/>
        </draw:custom-shape>
        <draw:custom-shape draw:style-name="gr82" draw:text-style-name="P20" draw:layer="layout" svg:width="12cm" svg:height="4.5cm" svg:x="12.001cm" svg:y="35cm">
          <text:p text:style-name="P19"><text:span text:style-name="T19">Primary Key </text:span></text:p>
          <text:p text:style-name="P19"><text:span text:style-name="T22"/></text:p>
          <text:p text:style-name="P19"><text:span text:style-name="T23">Foreign Key</text:span></text:p>
          <text:p text:style-name="P19"><text:span text:style-name="T22">Codifier (C)</text:span></text:p>
          <text:p text:style-name="P19"><text:span text:style-name="T22">Field</text:span></text:p>
          <text:p text:style-name="P19"><text:span text:style-name="T22">Field [length constraint]</text:span></text:p>
          <draw:enhanced-geometry svg:viewBox="0 0 21600 21600" draw:type="rectangle" draw:enhanced-path="M 0 0 L 21600 0 21600 21600 0 21600 0 0 Z N"/>
        </draw:custom-shape>
        <draw:custom-shape draw:style-name="gr82" draw:text-style-name="P23" draw:id="id28" draw:layer="layout" svg:width="1cm" svg:height="4.5cm" svg:x="24.001cm" svg:y="35cm">
          <text:p text:style-name="P21"><text:span text:style-name="T24">#</text:span></text:p>
          <text:p text:style-name="P21"><text:span text:style-name="T24"/></text:p>
          <text:p text:style-name="P21"><text:span text:style-name="T24">*</text:span></text:p>
          <text:p text:style-name="P21"><text:span text:style-name="T15">*</text:span></text:p>
          <text:p text:style-name="P21"><text:span text:style-name="T24">o</text:span></text:p>
          <text:p text:style-name="P21"><text:span text:style-name="T24">o</text:span></text:p>
          <draw:enhanced-geometry svg:viewBox="0 0 21600 21600" draw:type="rectangle" draw:enhanced-path="M 0 0 L 21600 0 21600 21600 0 21600 0 0 Z N"/>
        </draw:custom-shape>
        <draw:custom-shape draw:style-name="gr5" draw:text-style-name="P3" draw:layer="layout" svg:width="12cm" svg:height="1cm" svg:x="12.001cm" svg:y="34cm">
          <text:p text:style-name="P3"><text:span text:style-name="T4">Entity</text:span></text:p>
          <draw:enhanced-geometry svg:viewBox="0 0 21600 21600" draw:type="rectangle" draw:enhanced-path="M 0 0 L 21600 0 21600 21600 0 21600 0 0 Z N"/>
        </draw:custom-shape>
        <draw:custom-shape draw:style-name="gr83" draw:text-style-name="P18" draw:id="id31" draw:layer="layout" svg:width="6cm" svg:height="3cm" svg:x="34.001cm" svg:y="36cm">
          <text:p text:style-name="P18"><text:span text:style-name="T19">Codifier name</text:span></text:p>
          <text:p text:style-name="P18"><text:span text:style-name="T22"/></text:p>
          <text:p text:style-name="P18"><text:span text:style-name="T22">Codes...</text:span></text:p>
          <draw:enhanced-geometry svg:viewBox="0 0 21600 21600" draw:type="rectangle" draw:enhanced-path="M 0 0 L 21600 0 21600 21600 0 21600 0 0 Z N"/>
        </draw:custom-shape>
        <draw:custom-shape draw:style-name="gr84" draw:text-style-name="P18" draw:id="id26" draw:layer="layout" svg:width="5cm" svg:height="3cm" svg:x="27.501cm" svg:y="32.5cm">
          <text:p text:style-name="P18"><text:span text:style-name="T19">Enum name</text:span></text:p>
          <text:p text:style-name="P18"><text:span text:style-name="T22"/></text:p>
          <text:p text:style-name="P18"><text:span text:style-name="T22">Literals...</text:span></text:p>
          <draw:enhanced-geometry svg:viewBox="0 0 21600 21600" draw:type="rectangle" draw:enhanced-path="M 0 0 L 21600 0 21600 21600 0 21600 0 0 Z N"/>
        </draw:custom-shape>
        <draw:custom-shape draw:style-name="gr4" draw:text-style-name="P3" draw:id="id5" draw:layer="layout" svg:width="11cm" svg:height="1.988cm" svg:x="14.001cm" svg:y="22cm">
          <text:p text:style-name="P3"><text:span text:style-name="T4">Entity </text:span></text:p>
          <text:p text:style-name="P3"><text:span text:style-name="T25">(name of row in a table)</text:span></text:p>
          <draw:enhanced-geometry svg:viewBox="0 0 21600 21600" draw:type="rectangle" draw:enhanced-path="M 0 0 L 21600 0 21600 21600 0 21600 0 0 Z N"/>
        </draw:custom-shape>
        <draw:custom-shape draw:style-name="gr3" draw:text-style-name="P3" draw:layer="layout" svg:width="11cm" svg:height="3.5cm" svg:x="14.001cm" svg:y="25cm">
          <text:p/>
          <draw:enhanced-geometry svg:viewBox="0 0 21600 21600" draw:type="rectangle" draw:enhanced-path="M 0 0 L 21600 0 21600 21600 0 21600 0 0 Z N"/>
        </draw:custom-shape>
        <draw:custom-shape draw:style-name="gr4" draw:text-style-name="P3" draw:layer="layout" svg:width="10cm" svg:height="2.5cm" svg:x="14.501cm" svg:y="25.5cm">
          <text:p text:style-name="P3"><text:span text:style-name="T4">Weak entity </text:span></text:p>
          <text:p text:style-name="P3"><text:span text:style-name="T22">(It's PK depends on </text:span></text:p>
          <text:p text:style-name="P3"><text:span text:style-name="T22">PK of other entity)</text:span></text:p>
          <draw:enhanced-geometry svg:viewBox="0 0 21600 21600" draw:type="rectangle" draw:enhanced-path="M 0 0 L 21600 0 21600 21600 0 21600 0 0 Z N"/>
        </draw:custom-shape>
        <draw:custom-shape draw:style-name="gr3" draw:text-style-name="P3" draw:layer="layout" svg:width="11cm" svg:height="3.5cm" svg:x="14.001cm" svg:y="29cm">
          <text:p/>
          <draw:enhanced-geometry svg:viewBox="0 0 21600 21600" draw:type="rectangle" draw:enhanced-path="M 0 0 L 21600 0 21600 21600 0 21600 0 0 Z N"/>
        </draw:custom-shape>
        <draw:custom-shape draw:style-name="gr4" draw:text-style-name="P3" draw:layer="layout" svg:width="9.5cm" svg:height="2.5cm" svg:x="14.501cm" svg:y="29.5cm">
          <text:p text:style-name="P3"><text:span text:style-name="T4">Deeply-weak entity </text:span></text:p>
          <text:p text:style-name="P3"><text:span text:style-name="T22">(It's PK depends on </text:span></text:p>
          <text:p text:style-name="P3"><text:span text:style-name="T22">PK of other weak entity)</text:span></text:p>
          <draw:enhanced-geometry svg:viewBox="0 0 21600 21600" draw:type="rectangle" draw:enhanced-path="M 0 0 L 21600 0 21600 21600 0 21600 0 0 Z N"/>
        </draw:custom-shape>
        <draw:custom-shape draw:style-name="gr5" draw:text-style-name="P3" draw:layer="layout" svg:width="1cm" svg:height="3.5cm" svg:x="24.001cm" svg:y="29cm">
          <text:p text:style-name="P3"><text:span text:style-name="T4">2</text:span></text:p>
          <draw:enhanced-geometry svg:viewBox="0 0 21600 21600" draw:mirror-horizontal="true" draw:type="rectangle" draw:enhanced-path="M 0 0 L 21600 0 21600 21600 0 21600 0 0 Z N"/>
        </draw:custom-shape>
        <draw:frame draw:style-name="gr11" draw:text-style-name="P24" draw:layer="layout" svg:width="6cm" svg:height="1.25cm" svg:x="62.001cm" svg:y="47.25cm">
          <draw:text-box>
            <text:p text:style-name="P12"><text:span text:style-name="T26">Actions list</text:span></text:p>
          </draw:text-box>
        </draw:frame>
        <draw:connector draw:style-name="gr85" draw:text-style-name="P3" draw:layer="layout" draw:type="curve" svg:x1="71.501cm" svg:y1="46.75cm" svg:x2="56.501cm" svg:y2="44.75cm" draw:start-shape="id34" draw:start-glue-point="3" draw:end-shape="id35" draw:end-glue-point="1" svg:d="m71501 46750c-11250 0-3750-2000-15000-2000">
          <text:p/>
        </draw:connector>
        <draw:custom-shape draw:style-name="gr86" draw:text-style-name="P25" draw:layer="layout" svg:width="12cm" svg:height="1.5cm" svg:x="43.501cm" svg:y="41cm">
          <text:p text:style-name="P3"><text:span text:style-name="T27">Materialized view entity</text:span></text:p>
          <draw:enhanced-geometry svg:viewBox="0 0 21600 21600" draw:type="rectangle" draw:enhanced-path="M 0 0 L 21600 0 21600 21600 0 21600 0 0 Z N"/>
        </draw:custom-shape>
        <draw:custom-shape draw:style-name="gr87" draw:text-style-name="P20" draw:layer="layout" svg:width="12cm" svg:height="4.5cm" svg:x="43.501cm" svg:y="42.5cm">
          <text:p text:style-name="P19"><text:span text:style-name="T19">Primary Key </text:span></text:p>
          <text:p text:style-name="P19"><text:span text:style-name="T22"/></text:p>
          <text:p text:style-name="P19"><text:span text:style-name="T23">Foreign Key</text:span></text:p>
          <text:p text:style-name="P19"><text:span text:style-name="T22">Codifier (C)</text:span></text:p>
          <text:p text:style-name="P19"><text:span text:style-name="T22">Field</text:span></text:p>
          <text:p text:style-name="P19"><text:span text:style-name="T22">Field [length constraint]</text:span></text:p>
          <draw:enhanced-geometry svg:viewBox="0 0 21600 21600" draw:type="rectangle" draw:enhanced-path="M 0 0 L 21600 0 21600 21600 0 21600 0 0 Z N"/>
        </draw:custom-shape>
        <draw:custom-shape draw:style-name="gr87" draw:text-style-name="P23" draw:id="id35" draw:layer="layout" svg:width="1cm" svg:height="4.5cm" svg:x="55.501cm" svg:y="42.5cm">
          <text:p text:style-name="P21"><text:span text:style-name="T24">#</text:span></text:p>
          <text:p text:style-name="P21"><text:span text:style-name="T24"/></text:p>
          <text:p text:style-name="P21"><text:span text:style-name="T24">*</text:span></text:p>
          <text:p text:style-name="P21"><text:span text:style-name="T15">*</text:span></text:p>
          <text:p text:style-name="P21"><text:span text:style-name="T24">o</text:span></text:p>
          <text:p text:style-name="P21"><text:span text:style-name="T24">o</text:span></text:p>
          <draw:enhanced-geometry svg:viewBox="0 0 21600 21600" draw:type="rectangle" draw:enhanced-path="M 0 0 L 21600 0 21600 21600 0 21600 0 0 Z N"/>
        </draw:custom-shape>
        <draw:custom-shape draw:style-name="gr82" draw:text-style-name="P20" draw:layer="layout" svg:width="11.5cm" svg:height="6cm" svg:x="17.643cm" svg:y="84.3cm">
          <text:p text:style-name="P19"><text:span text:style-name="T28">Configurable entity code</text:span></text:p>
          <text:p text:style-name="P19"><text:span text:style-name="T28">Configuration ID </text:span></text:p>
          <text:p text:style-name="P19"><text:span text:style-name="T28">Code of language, in which named</text:span><text:span text:style-name="T19"> (C)</text:span></text:p>
          <text:p text:style-name="P19"><text:span text:style-name="T24">Name</text:span></text:p>
          <text:p text:style-name="P19"><text:span text:style-name="T29">Entity </text:span><text:span text:style-name="T24">(C)</text:span></text:p>
          <text:p text:style-name="P19"><text:span text:style-name="T24">Description</text:span></text:p>
          <text:p text:style-name="P19"><text:span text:style-name="T24">Comments</text:span></text:p>
          <text:p text:style-name="P19"><text:span text:style-name="T19"/></text:p>
          <draw:enhanced-geometry svg:viewBox="0 0 21600 21600" draw:type="rectangle" draw:enhanced-path="M 0 0 L 21600 0 21600 21600 0 21600 0 0 Z N"/>
        </draw:custom-shape>
        <draw:custom-shape draw:style-name="gr82" draw:text-style-name="P23" draw:id="id38" draw:layer="layout" svg:width="1cm" svg:height="6cm" svg:x="29.143cm" svg:y="84.3cm">
          <text:p text:style-name="P21"><text:span text:style-name="T24">#</text:span></text:p>
          <text:p text:style-name="P21"><text:span text:style-name="T24">#</text:span></text:p>
          <text:p text:style-name="P21"><text:span text:style-name="T24"/></text:p>
          <text:p text:style-name="P21"><text:span text:style-name="T24">#</text:span></text:p>
          <text:p text:style-name="P21"><text:span text:style-name="T24">*</text:span></text:p>
          <text:p text:style-name="P21"><text:span text:style-name="T24">*</text:span></text:p>
          <text:p text:style-name="P21"><text:span text:style-name="T24">o</text:span></text:p>
          <text:p text:style-name="P21"><text:span text:style-name="T24">o</text:span></text:p>
          <draw:enhanced-geometry svg:viewBox="0 0 21600 21600" draw:type="rectangle" draw:enhanced-path="M 0 0 L 21600 0 21600 21600 0 21600 0 0 Z N"/>
        </draw:custom-shape>
        <draw:connector draw:style-name="gr28" draw:text-style-name="P3" draw:layer="layout" svg:x1="34.646cm" svg:y1="87.3cm" svg:x2="37.643cm" svg:y2="87.242cm" draw:start-shape="id36" draw:start-glue-point="1" draw:end-shape="id37" draw:end-glue-point="3" svg:d="m34646 87300h1499v-58h1498">
          <text:p/>
        </draw:connector>
        <draw:g draw:id="id36">
          <draw:custom-shape draw:style-name="gr88" draw:text-style-name="P11" draw:layer="layout" svg:width="2cm" svg:height="2cm" svg:x="32.646cm" svg:y="86.3cm">
            <text:p text:style-name="P10"><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9" draw:text-style-name="P11" draw:layer="layout" svg:width="1.4cm" svg:height="1.4cm" svg:x="32.946cm" svg:y="86.6cm">
            <text:p text:style-name="P10"><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40" draw:text-style-name="P3" draw:layer="layout" svg:x1="32.646cm" svg:y1="87.3cm" svg:x2="30.143cm" svg:y2="87.3cm" draw:start-shape="id36" draw:start-glue-point="3" draw:end-shape="id38" draw:end-glue-point="1" svg:d="m32646 87300h-2503">
          <text:p/>
        </draw:connector>
        <draw:custom-shape draw:style-name="gr3" draw:text-style-name="P3" draw:id="id40" draw:layer="layout" svg:width="11.5cm" svg:height="2.242cm" svg:x="37.643cm" svg:y="82cm">
          <text:p/>
          <draw:enhanced-geometry svg:viewBox="0 0 21600 21600" draw:type="rectangle" draw:enhanced-path="M 0 0 L 21600 0 21600 21600 0 21600 0 0 Z N"/>
        </draw:custom-shape>
        <draw:custom-shape draw:style-name="gr4" draw:text-style-name="P3" draw:layer="layout" svg:width="10.5cm" svg:height="1.242cm" svg:x="38.143cm" svg:y="82.5cm">
          <text:p text:style-name="P3"><text:span text:style-name="T4">Configuration</text:span></text:p>
          <draw:enhanced-geometry svg:viewBox="0 0 21600 21600" draw:type="rectangle" draw:enhanced-path="M 0 0 L 21600 0 21600 21600 0 21600 0 0 Z N"/>
        </draw:custom-shape>
        <draw:custom-shape draw:style-name="gr82" draw:text-style-name="P20" draw:id="id37" draw:layer="layout" svg:width="11.5cm" svg:height="6cm" svg:x="37.643cm" svg:y="84.242cm">
          <draw:glue-point draw:id="4" svg:x="2.826cm" svg:y="5.001cm"/>
          <draw:glue-point draw:id="5" svg:x="-2.391cm" svg:y="5.001cm"/>
          <draw:glue-point draw:id="6" svg:x="0.217cm" svg:y="5.001cm"/>
          <text:p text:style-name="P19"><text:span text:style-name="T28">Configurable entity code</text:span></text:p>
          <text:p text:style-name="P19"><text:span text:style-name="T19">Configuration ID</text:span></text:p>
          <text:p text:style-name="P19"><text:span text:style-name="T24">Completeness status</text:span></text:p>
          <text:p text:style-name="P19"><text:span text:style-name="T24">Role of completeness as regulator of changes permissions</text:span></text:p>
          <draw:enhanced-geometry svg:viewBox="0 0 21600 21600" draw:type="rectangle" draw:enhanced-path="M 0 0 L 21600 0 21600 21600 0 21600 0 0 Z N"/>
        </draw:custom-shape>
        <draw:custom-shape draw:style-name="gr82" draw:text-style-name="P23" draw:id="id43" draw:layer="layout" svg:width="1cm" svg:height="6cm" svg:x="49.143cm" svg:y="84.242cm">
          <draw:glue-point draw:id="4" svg:x="5cm" svg:y="-2.07cm"/>
          <draw:glue-point draw:id="5" svg:x="5cm" svg:y="2.096cm"/>
          <text:p text:style-name="P21"><text:span text:style-name="T24">#</text:span></text:p>
          <text:p text:style-name="P21"><text:span text:style-name="T24">#</text:span></text:p>
          <text:p text:style-name="P21"><text:span text:style-name="T24">*</text:span></text:p>
          <text:p text:style-name="P21"><text:span text:style-name="T24"/></text:p>
          <text:p text:style-name="P21"><text:span text:style-name="T24"/></text:p>
          <text:p text:style-name="P21"><text:span text:style-name="T24">o</text:span></text:p>
          <draw:enhanced-geometry svg:viewBox="0 0 21600 21600" draw:type="rectangle" draw:enhanced-path="M 0 0 L 21600 0 21600 21600 0 21600 0 0 Z N"/>
        </draw:custom-shape>
        <draw:connector draw:style-name="gr72" draw:layer="layout" draw:type="line" svg:x1="44.065cm" svg:y1="79.5cm" svg:x2="43.393cm" svg:y2="82cm" draw:start-shape="id39" draw:start-glue-point="2" draw:end-shape="id40" draw:end-glue-point="0" svg:d="m44065 79500-672 2500">
          <text:p/>
        </draw:connector>
        <draw:custom-shape draw:style-name="gr84" draw:text-style-name="P18" draw:id="id39" draw:layer="layout" svg:width="10.155cm" svg:height="7cm" svg:x="38.988cm" svg:y="72.5cm">
          <text:p text:style-name="P18"><text:span text:style-name="T19">Role of completeness as regulator of changes permissions</text:span></text:p>
          <text:p text:style-name="P18"><text:span text:style-name="T22"/></text:p>
          <text:p text:style-name="P18"><text:span text:style-name="T22">RESTRICT</text:span></text:p>
          <text:p text:style-name="P18"><text:span text:style-name="T22">STRICT CHECK</text:span></text:p>
          <text:p text:style-name="P18"><text:span text:style-name="T22">CHECK SET</text:span></text:p>
          <text:p text:style-name="P18"><text:span text:style-name="T22">SET INCOMPLETE</text:span></text:p>
          <draw:enhanced-geometry svg:viewBox="0 0 21600 21600" draw:type="rectangle" draw:enhanced-path="M 0 0 L 21600 0 21600 21600 0 21600 0 0 Z N"/>
        </draw:custom-shape>
        <draw:custom-shape draw:style-name="gr82" draw:text-style-name="P20" draw:id="id42" draw:layer="layout" svg:width="12cm" svg:height="4.5cm" svg:x="61.643cm" svg:y="85cm">
          <draw:glue-point draw:id="4" svg:x="-5cm" svg:y="-2.777cm"/>
          <draw:glue-point draw:id="5" svg:x="-5cm" svg:y="2.777cm"/>
          <draw:glue-point draw:id="6" svg:x="-3.75cm" svg:y="5cm"/>
          <text:p text:style-name="P19"><text:span text:style-name="T19">Configurable entity code (C)</text:span></text:p>
          <text:p text:style-name="P19"><text:span text:style-name="T29">Default configuration ID</text:span></text:p>
          <draw:enhanced-geometry svg:viewBox="0 0 21600 21600" draw:type="rectangle" draw:enhanced-path="M 0 0 L 21600 0 21600 21600 0 21600 0 0 Z N"/>
        </draw:custom-shape>
        <draw:custom-shape draw:style-name="gr82" draw:text-style-name="P23" draw:layer="layout" svg:width="1cm" svg:height="4.5cm" svg:x="73.643cm" svg:y="85cm">
          <text:p text:style-name="P21"><text:span text:style-name="T24">#</text:span></text:p>
          <text:p text:style-name="P21"><text:span text:style-name="T24">o</text:span></text:p>
          <draw:enhanced-geometry svg:viewBox="0 0 21600 21600" draw:type="rectangle" draw:enhanced-path="M 0 0 L 21600 0 21600 21600 0 21600 0 0 Z N"/>
        </draw:custom-shape>
        <draw:custom-shape draw:style-name="gr5" draw:text-style-name="P3" draw:id="id46" draw:layer="layout" svg:width="12cm" svg:height="1cm" svg:x="61.643cm" svg:y="84cm">
          <text:p text:style-name="P3"><text:span text:style-name="T4">Configurable entity</text:span></text:p>
          <draw:enhanced-geometry svg:viewBox="0 0 21600 21600" draw:type="rectangle" draw:enhanced-path="M 0 0 L 21600 0 21600 21600 0 21600 0 0 Z N"/>
        </draw:custom-shape>
        <draw:connector draw:style-name="gr28" draw:text-style-name="P3" draw:layer="layout" svg:x1="58.146cm" svg:y1="86cm" svg:x2="61.643cm" svg:y2="86.001cm" draw:start-shape="id41" draw:start-glue-point="1" draw:end-shape="id42" draw:end-glue-point="4" svg:d="m58146 86000h1749v1h1748">
          <text:p/>
        </draw:connector>
        <draw:g draw:id="id41">
          <draw:custom-shape draw:style-name="gr90" draw:text-style-name="P11" draw:layer="layout" svg:width="2cm" svg:height="2cm" svg:x="56.146cm" svg:y="85cm">
            <text:p text:style-name="P10"><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1" draw:text-style-name="P11" draw:layer="layout" svg:width="1.4cm" svg:height="1.4cm" svg:x="56.446cm" svg:y="85.3cm">
            <text:p text:style-name="P10"><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40" draw:text-style-name="P3" draw:layer="layout" svg:x1="56.146cm" svg:y1="86cm" svg:x2="50.143cm" svg:y2="86cm" draw:start-shape="id41" draw:start-glue-point="3" draw:end-shape="id43" draw:end-glue-point="4" svg:d="m56146 86000h-6003">
          <text:p/>
        </draw:connector>
        <draw:connector draw:style-name="gr51" draw:text-style-name="P3" draw:layer="layout" svg:x1="58.146cm" svg:y1="88.5cm" svg:x2="61.643cm" svg:y2="88.499cm" draw:start-shape="id44" draw:start-glue-point="1" draw:end-shape="id42" draw:end-glue-point="5" svg:d="m58146 88500h1749v-1h1748">
          <text:p/>
        </draw:connector>
        <draw:g draw:id="id44">
          <draw:custom-shape draw:style-name="gr92" draw:text-style-name="P11" draw:layer="layout" svg:width="2cm" svg:height="2cm" svg:x="56.146cm" svg:y="87.5cm">
            <text:p text:style-name="P10"><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3" draw:text-style-name="P11" draw:layer="layout" svg:width="1.4cm" svg:height="1.4cm" svg:x="56.446cm" svg:y="87.8cm">
            <text:p text:style-name="P10"><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51" draw:text-style-name="P3" draw:layer="layout" svg:x1="56.146cm" svg:y1="88.5cm" svg:x2="50.143cm" svg:y2="88.499cm" draw:start-shape="id44" draw:start-glue-point="3" draw:end-shape="id43" draw:end-glue-point="5" svg:d="m56146 88500h-3001v-1h-3002">
          <text:p/>
        </draw:connector>
        <draw:custom-shape draw:style-name="gr83" draw:text-style-name="P18" draw:id="id45" draw:layer="layout" svg:width="10.5cm" svg:height="5cm" svg:x="61.643cm" svg:y="75cm">
          <text:p text:style-name="P18"><text:span text:style-name="T19">Configurable entities:</text:span></text:p>
          <text:p text:style-name="P18"><text:span text:style-name="T24"/></text:p>
          <text:p text:style-name="P18"><text:span text:style-name="T24">Configuration management </text:span></text:p>
          <text:p text:style-name="P18"><text:span text:style-name="T24">system setup</text:span></text:p>
          <text:p text:style-name="P18"><text:span text:style-name="T24">...</text:span></text:p>
          <text:p text:style-name="P18"><text:span text:style-name="T24"/></text:p>
          <draw:enhanced-geometry svg:viewBox="0 0 21600 21600" draw:type="rectangle" draw:enhanced-path="M 0 0 L 21600 0 21600 21600 0 21600 0 0 Z N"/>
        </draw:custom-shape>
        <draw:connector draw:style-name="gr72" draw:layer="layout" draw:type="line" svg:x1="66.893cm" svg:y1="80cm" svg:x2="67.643cm" svg:y2="84cm" draw:start-shape="id45" draw:start-glue-point="2" draw:end-shape="id46" draw:end-glue-point="0" svg:d="m66893 80000 750 4000">
          <text:p/>
        </draw:connector>
        <draw:connector draw:style-name="gr28" draw:text-style-name="P3" draw:layer="layout" svg:x1="67.643cm" svg:y1="92.4cm" svg:x2="67.643cm" svg:y2="89.5cm" draw:start-shape="id47" draw:start-glue-point="0" draw:end-shape="id42" draw:end-glue-point="2" svg:d="m67643 92400v-2900">
          <text:p/>
        </draw:connector>
        <draw:g draw:id="id47">
          <draw:custom-shape draw:style-name="gr94" draw:text-style-name="P11" draw:layer="layout" svg:width="2cm" svg:height="2cm" svg:x="66.643cm" svg:y="92.4cm">
            <text:p text:style-name="P10"><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5" draw:text-style-name="P11" draw:layer="layout" svg:width="1.4cm" svg:height="1.4cm" svg:x="66.943cm" svg:y="92.7cm">
            <text:p text:style-name="P10"><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40" draw:text-style-name="P3" draw:layer="layout" svg:x1="67.643cm" svg:y1="94.4cm" svg:x2="67.693cm" svg:y2="98.258cm" draw:start-shape="id47" draw:start-glue-point="2" draw:end-shape="id48" draw:end-glue-point="0" svg:d="m67643 94400v1930h50v1928">
          <text:p/>
        </draw:connector>
        <draw:custom-shape draw:style-name="gr3" draw:text-style-name="P3" draw:id="id48" draw:layer="layout" svg:width="11.5cm" svg:height="2.242cm" svg:x="61.943cm" svg:y="98.258cm">
          <text:p/>
          <draw:enhanced-geometry svg:viewBox="0 0 21600 21600" draw:type="rectangle" draw:enhanced-path="M 0 0 L 21600 0 21600 21600 0 21600 0 0 Z N"/>
        </draw:custom-shape>
        <draw:custom-shape draw:style-name="gr4" draw:text-style-name="P3" draw:layer="layout" svg:width="10.5cm" svg:height="1.242cm" svg:x="62.443cm" svg:y="98.758cm">
          <text:p text:style-name="P3"><text:span text:style-name="T4">Configuration</text:span></text:p>
          <draw:enhanced-geometry svg:viewBox="0 0 21600 21600" draw:type="rectangle" draw:enhanced-path="M 0 0 L 21600 0 21600 21600 0 21600 0 0 Z N"/>
        </draw:custom-shape>
        <draw:custom-shape draw:style-name="gr82" draw:text-style-name="P20" draw:id="id54" draw:layer="layout" svg:width="11.5cm" svg:height="6cm" svg:x="61.943cm" svg:y="100.5cm">
          <text:p text:style-name="P19"><text:span text:style-name="T28">Configurable entity code</text:span></text:p>
          <text:p text:style-name="P19"><text:span text:style-name="T19">Configuration ID</text:span></text:p>
          <text:p text:style-name="P19"><text:span text:style-name="T24">Completeness status</text:span></text:p>
          <text:p text:style-name="P19"><text:span text:style-name="T24">Role of completeness as regulator of changes permissions</text:span></text:p>
          <draw:enhanced-geometry svg:viewBox="0 0 21600 21600" draw:type="rectangle" draw:enhanced-path="M 0 0 L 21600 0 21600 21600 0 21600 0 0 Z N"/>
        </draw:custom-shape>
        <draw:custom-shape draw:style-name="gr82" draw:text-style-name="P23" draw:id="id51" draw:layer="layout" svg:width="1cm" svg:height="6cm" svg:x="73.443cm" svg:y="100.5cm">
          <draw:glue-point draw:id="4" svg:x="5cm" svg:y="-2.07cm"/>
          <draw:glue-point draw:id="5" svg:x="5cm" svg:y="2.096cm"/>
          <text:p text:style-name="P21"><text:span text:style-name="T24">#</text:span></text:p>
          <text:p text:style-name="P21"><text:span text:style-name="T24">#</text:span></text:p>
          <text:p text:style-name="P21"><text:span text:style-name="T24">*</text:span></text:p>
          <text:p text:style-name="P21"><text:span text:style-name="T24"/></text:p>
          <text:p text:style-name="P21"><text:span text:style-name="T24"/></text:p>
          <text:p text:style-name="P21"><text:span text:style-name="T24">o</text:span></text:p>
          <draw:enhanced-geometry svg:viewBox="0 0 21600 21600" draw:type="rectangle" draw:enhanced-path="M 0 0 L 21600 0 21600 21600 0 21600 0 0 Z N"/>
        </draw:custom-shape>
        <draw:connector draw:style-name="gr72" draw:layer="layout" draw:type="line" svg:x1="80.143cm" svg:y1="91.25cm" svg:x2="73.443cm" svg:y2="99.379cm" draw:start-shape="id49" draw:end-shape="id48" draw:end-glue-point="1" svg:d="m80143 91250-6700 8129">
          <text:p/>
        </draw:connector>
        <draw:custom-shape draw:style-name="gr84" draw:text-style-name="P18" draw:id="id49" draw:layer="layout" svg:width="15.5cm" svg:height="9.5cm" svg:x="80.143cm" svg:y="86.5cm">
          <text:p text:style-name="P18"><text:span text:style-name="T19">Types of usages of default: </text:span></text:p>
          <text:p text:style-name="P18"><text:span text:style-name="T19"/></text:p>
          <text:p text:style-name="P18"><text:span text:style-name="T24">Never use default ("no_d")</text:span></text:p>
          <text:p text:style-name="P18"><text:span text:style-name="T24">Use parameter default, when value is NULL ("par_d")</text:span></text:p>
          <text:p text:style-name="P18"><text:span text:style-name="T24">Use subconfentity default, when value is NULL ("par_d")</text:span></text:p>
          <text:p text:style-name="P18"><text:span text:style-name="T24">Use parameter default, when value is NULL, or, if it (parameter default) is NULL, use subconfentity default ("par_d_sce_d")</text:span></text:p>
          <text:p text:style-name="P18"><text:span text:style-name="T24"/></text:p>
          <draw:enhanced-geometry svg:viewBox="0 0 21600 21600" draw:type="rectangle" draw:enhanced-path="M 0 0 L 21600 0 21600 21600 0 21600 0 0 Z N"/>
        </draw:custom-shape>
        <draw:connector draw:style-name="gr28" draw:text-style-name="P3" draw:layer="layout" svg:x1="78.046cm" svg:y1="103.5cm" svg:x2="74.443cm" svg:y2="103.5cm" draw:start-shape="id50" draw:start-glue-point="3" draw:end-shape="id51" draw:end-glue-point="1" svg:d="m78046 103500h-3603">
          <text:p/>
        </draw:connector>
        <draw:g draw:id="id50">
          <draw:custom-shape draw:style-name="gr96" draw:text-style-name="P11" draw:layer="layout" svg:width="2cm" svg:height="2cm" svg:x="78.046cm" svg:y="102.5cm">
            <text:p text:style-name="P10"><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7" draw:text-style-name="P11" draw:layer="layout" svg:width="1.4cm" svg:height="1.4cm" svg:x="78.346cm" svg:y="102.8cm">
            <text:p text:style-name="P10"><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40" draw:text-style-name="P3" draw:layer="layout" svg:x1="80.046cm" svg:y1="103.5cm" svg:x2="84.143cm" svg:y2="103.5cm" draw:start-shape="id50" draw:start-glue-point="1" draw:end-shape="id52" draw:end-glue-point="3" svg:d="m80046 103500h4097">
          <text:p/>
        </draw:connector>
        <draw:custom-shape draw:style-name="gr3" draw:text-style-name="P3" draw:layer="layout" svg:width="11.5cm" svg:height="2.242cm" svg:x="84.143cm" svg:y="98.258cm">
          <text:p/>
          <draw:enhanced-geometry svg:viewBox="0 0 21600 21600" draw:type="rectangle" draw:enhanced-path="M 0 0 L 21600 0 21600 21600 0 21600 0 0 Z N"/>
        </draw:custom-shape>
        <draw:custom-shape draw:style-name="gr4" draw:text-style-name="P3" draw:layer="layout" svg:width="10cm" svg:height="1.242cm" svg:x="84.643cm" svg:y="98.758cm">
          <text:p text:style-name="P3"><text:span text:style-name="T4">Config parameter name</text:span></text:p>
          <draw:enhanced-geometry svg:viewBox="0 0 21600 21600" draw:type="rectangle" draw:enhanced-path="M 0 0 L 21600 0 21600 21600 0 21600 0 0 Z N"/>
        </draw:custom-shape>
        <draw:custom-shape draw:style-name="gr5" draw:text-style-name="P3" draw:layer="layout" svg:width="1cm" svg:height="2.242cm" svg:x="94.643cm" svg:y="98.258cm">
          <text:p text:style-name="P3"><text:span text:style-name="T4">2</text:span></text:p>
          <draw:enhanced-geometry svg:viewBox="0 0 21600 21600" draw:mirror-horizontal="true" draw:type="rectangle" draw:enhanced-path="M 0 0 L 21600 0 21600 21600 0 21600 0 0 Z N"/>
        </draw:custom-shape>
        <draw:custom-shape draw:style-name="gr82" draw:text-style-name="P20" draw:id="id52" draw:layer="layout" svg:width="11.5cm" svg:height="6cm" svg:x="84.143cm" svg:y="100.5cm">
          <text:p text:style-name="P19"><text:span text:style-name="T28">Configurable entity code</text:span></text:p>
          <text:p text:style-name="P19"><text:span text:style-name="T28">Configuration parameter ID</text:span></text:p>
          <text:p text:style-name="P19"><text:span text:style-name="T28">Code of language, in which named</text:span><text:span text:style-name="T19"> (C)</text:span></text:p>
          <text:p text:style-name="P19"><text:span text:style-name="T24">Name</text:span></text:p>
          <text:p text:style-name="P19"><text:span text:style-name="T29">Entity </text:span><text:span text:style-name="T24">(C)</text:span></text:p>
          <text:p text:style-name="P19"><text:span text:style-name="T24">Description</text:span></text:p>
          <text:p text:style-name="P19"><text:span text:style-name="T24">Comments</text:span></text:p>
          <text:p text:style-name="P19"><text:span text:style-name="T19"/></text:p>
          <draw:enhanced-geometry svg:viewBox="0 0 21600 21600" draw:type="rectangle" draw:enhanced-path="M 0 0 L 21600 0 21600 21600 0 21600 0 0 Z N"/>
        </draw:custom-shape>
        <draw:custom-shape draw:style-name="gr82" draw:text-style-name="P23" draw:layer="layout" svg:width="1cm" svg:height="6cm" svg:x="95.643cm" svg:y="100.5cm">
          <text:p text:style-name="P21"><text:span text:style-name="T24">#</text:span></text:p>
          <text:p text:style-name="P21"><text:span text:style-name="T24">#</text:span></text:p>
          <text:p text:style-name="P21"><text:span text:style-name="T24"/></text:p>
          <text:p text:style-name="P21"><text:span text:style-name="T24">#</text:span></text:p>
          <text:p text:style-name="P21"><text:span text:style-name="T24">*</text:span></text:p>
          <text:p text:style-name="P21"><text:span text:style-name="T24">*</text:span></text:p>
          <text:p text:style-name="P21"><text:span text:style-name="T24">o</text:span></text:p>
          <text:p text:style-name="P21"><text:span text:style-name="T24">o</text:span></text:p>
          <draw:enhanced-geometry svg:viewBox="0 0 21600 21600" draw:type="rectangle" draw:enhanced-path="M 0 0 L 21600 0 21600 21600 0 21600 0 0 Z N"/>
        </draw:custom-shape>
        <draw:custom-shape draw:style-name="gr3" draw:text-style-name="P3" draw:id="id55" draw:layer="layout" svg:width="13cm" svg:height="2.5cm" svg:x="52.643cm" svg:y="115cm">
          <draw:glue-point draw:id="4" svg:x="-2.391cm" svg:y="-5.004cm"/>
          <text:p/>
          <draw:enhanced-geometry svg:viewBox="0 0 21600 21600" draw:type="rectangle" draw:enhanced-path="M 0 0 L 21600 0 21600 21600 0 21600 0 0 Z N"/>
        </draw:custom-shape>
        <draw:custom-shape draw:style-name="gr4" draw:text-style-name="P3" draw:layer="layout" svg:width="11.5cm" svg:height="1.5cm" svg:x="53.143cm" svg:y="115.5cm">
          <text:p text:style-name="P3"><text:span text:style-name="T4">Config parameter: subconfig</text:span></text:p>
          <draw:enhanced-geometry svg:viewBox="0 0 21600 21600" draw:type="rectangle" draw:enhanced-path="M 0 0 L 21600 0 21600 21600 0 21600 0 0 Z N"/>
        </draw:custom-shape>
        <draw:custom-shape draw:style-name="gr5" draw:text-style-name="P3" draw:layer="layout" svg:width="1cm" svg:height="2.5cm" svg:x="64.643cm" svg:y="115cm">
          <text:p text:style-name="P3"><text:span text:style-name="T4">2</text:span></text:p>
          <draw:enhanced-geometry svg:viewBox="0 0 21600 21600" draw:mirror-horizontal="true" draw:type="rectangle" draw:enhanced-path="M 0 0 L 21600 0 21600 21600 0 21600 0 0 Z N"/>
        </draw:custom-shape>
        <draw:custom-shape draw:style-name="gr82" draw:text-style-name="P20" draw:id="id61" draw:layer="layout" svg:width="13cm" svg:height="6.5cm" svg:x="52.643cm" svg:y="117.5cm">
          <text:p text:style-name="P19"><text:span text:style-name="T28">Configurable entity code</text:span></text:p>
          <text:p text:style-name="P19"><text:span text:style-name="T28">Configuration parameter ID <text:s/></text:span></text:p>
          <text:p text:style-name="P19"><text:span text:style-name="T29">Parameter type = "</text:span><text:span text:style-name="T28">subconfig</text:span><text:span text:style-name="T29">"</text:span></text:p>
          <text:p text:style-name="P19"><text:span text:style-name="T29"/></text:p>
          <text:p text:style-name="P19"><text:span text:style-name="T29">Configurable SUBentity code</text:span><text:span text:style-name="T24"> (C)</text:span></text:p>
          <text:p text:style-name="P19"><text:span text:style-name="T24">Type of parameter default reference usage</text:span></text:p>
          <text:p text:style-name="P19"><text:span text:style-name="T29">Parameter default subconfig</text:span></text:p>
          <text:p text:style-name="P19"><text:span text:style-name="T29">Parameter default reference</text:span></text:p>
          <text:p text:style-name="P19"><text:span text:style-name="T24"/></text:p>
          <draw:enhanced-geometry svg:viewBox="0 0 21600 21600" draw:type="rectangle" draw:enhanced-path="M 0 0 L 21600 0 21600 21600 0 21600 0 0 Z N"/>
        </draw:custom-shape>
        <draw:custom-shape draw:style-name="gr82" draw:text-style-name="P23" draw:id="id57" draw:layer="layout" svg:width="1cm" svg:height="6.5cm" svg:x="65.643cm" svg:y="117.5cm">
          <draw:glue-point draw:id="4" svg:x="5cm" svg:y="-3.461cm"/>
          <draw:glue-point draw:id="5" svg:x="5cm" svg:y="1.153cm"/>
          <draw:glue-point draw:id="6" svg:x="5cm" svg:y="3.461cm"/>
          <text:p text:style-name="P21"><text:span text:style-name="T24">#</text:span></text:p>
          <text:p text:style-name="P21"><text:span text:style-name="T24">#</text:span></text:p>
          <text:p text:style-name="P21"><text:span text:style-name="T24">*</text:span></text:p>
          <text:p text:style-name="P21"><text:span text:style-name="T24"/></text:p>
          <text:p text:style-name="P21"><text:span text:style-name="T24">*</text:span></text:p>
          <text:p text:style-name="P21"><text:span text:style-name="T24"/></text:p>
          <text:p text:style-name="P21"><text:span text:style-name="T24">*</text:span></text:p>
          <text:p text:style-name="P21"><text:span text:style-name="T24">o</text:span></text:p>
          <text:p text:style-name="P21"><text:span text:style-name="T24">o</text:span></text:p>
          <draw:enhanced-geometry svg:viewBox="0 0 21600 21600" draw:type="rectangle" draw:enhanced-path="M 0 0 L 21600 0 21600 21600 0 21600 0 0 Z N"/>
        </draw:custom-shape>
        <draw:connector draw:style-name="gr28" draw:text-style-name="P3" draw:layer="layout" svg:x1="67.693cm" svg:y1="108.615cm" svg:x2="67.693cm" svg:y2="106.5cm" draw:start-shape="id53" draw:start-glue-point="0" draw:end-shape="id54" draw:end-glue-point="2" svg:d="m67693 108615v-2115">
          <text:p/>
        </draw:connector>
        <draw:g draw:id="id53">
          <draw:custom-shape draw:style-name="gr98" draw:text-style-name="P11" draw:layer="layout" svg:width="2cm" svg:height="2cm" svg:x="66.693cm" svg:y="108.615cm">
            <text:p text:style-name="P10"><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9" draw:text-style-name="P11" draw:layer="layout" svg:width="1.4cm" svg:height="1.4cm" svg:x="66.993cm" svg:y="108.915cm">
            <text:p text:style-name="P10"><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40" draw:text-style-name="P3" draw:layer="layout" svg:x1="67.693cm" svg:y1="110.615cm" svg:x2="59.143cm" svg:y2="115cm" draw:start-shape="id53" draw:start-glue-point="2" draw:end-shape="id55" draw:end-glue-point="0" svg:d="m67693 110615v2193h-8550v2192">
          <text:p/>
        </draw:connector>
        <draw:connector draw:style-name="gr100" draw:text-style-name="P3" draw:layer="layout" draw:line-skew="-6.129cm" svg:x1="63.143cm" svg:y1="89.5cm" svg:x2="56.035cm" svg:y2="115cm" draw:start-shape="id42" draw:start-glue-point="6" draw:end-shape="id55" draw:end-glue-point="4" svg:d="m63143 89500v6621h-7108v18879">
          <text:p/>
        </draw:connector>
        <draw:connector draw:style-name="gr28" draw:text-style-name="P3" draw:layer="layout" svg:x1="71.143cm" svg:y1="120.5cm" svg:x2="66.643cm" svg:y2="118.501cm" draw:start-shape="id56" draw:start-glue-point="0" draw:end-shape="id57" draw:end-glue-point="4" svg:d="m71143 120500v-1999h-4500">
          <text:p/>
        </draw:connector>
        <draw:g draw:id="id56">
          <draw:custom-shape draw:style-name="gr101" draw:text-style-name="P11" draw:layer="layout" svg:width="2cm" svg:height="2cm" svg:x="70.143cm" svg:y="120.5cm">
            <text:p text:style-name="P10"><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02" draw:text-style-name="P11" draw:layer="layout" svg:width="1.4cm" svg:height="1.4cm" svg:x="70.443cm" svg:y="120.8cm">
            <text:p text:style-name="P10"><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40" draw:text-style-name="P3" draw:layer="layout" svg:x1="70.143cm" svg:y1="121.5cm" svg:x2="66.643cm" svg:y2="121.499cm" draw:start-shape="id56" draw:start-glue-point="3" draw:end-shape="id57" draw:end-glue-point="5" svg:d="m70143 121500h-1750v-1h-1750">
          <text:p/>
        </draw:connector>
        <draw:frame draw:style-name="gr103" draw:text-style-name="P26" draw:layer="layout" svg:width="6cm" svg:height="2.423cm" svg:x="72.143cm" svg:y="120.5cm">
          <draw:text-box>
            <text:p><text:span text:style-name="T2">Parameter default value reference</text:span></text:p>
          </draw:text-box>
        </draw:frame>
        <draw:connector draw:style-name="gr72" draw:layer="layout" draw:type="line" svg:x1="78cm" svg:y1="109.721cm" svg:x2="74.443cm" svg:y2="104.757cm" draw:start-shape="id58" draw:end-shape="id51" draw:end-glue-point="5" svg:d="m78000 109721-3557-4964">
          <text:p/>
        </draw:connector>
        <draw:custom-shape draw:style-name="gr84" draw:text-style-name="P18" draw:id="id58" draw:layer="layout" svg:width="12.876cm" svg:height="3.558cm" svg:x="78cm" svg:y="107.942cm">
          <text:p text:style-name="P18"><text:span text:style-name="T19">Configurtion parameters types: </text:span></text:p>
          <text:p text:style-name="P18"><text:span text:style-name="T19"/></text:p>
          <text:p text:style-name="P18"><text:span text:style-name="T24">leaf</text:span></text:p>
          <text:p text:style-name="P18"><text:span text:style-name="T24">subconfig</text:span></text:p>
          <draw:enhanced-geometry svg:viewBox="0 0 21600 21600" draw:type="rectangle" draw:enhanced-path="M 0 0 L 21600 0 21600 21600 0 21600 0 0 Z N"/>
        </draw:custom-shape>
        <draw:custom-shape draw:style-name="gr3" draw:text-style-name="P3" draw:id="id59" draw:layer="layout" svg:width="13cm" svg:height="2.5cm" svg:x="94.043cm" svg:y="115cm">
          <draw:glue-point draw:id="4" svg:x="-2.391cm" svg:y="-5.004cm"/>
          <text:p/>
          <draw:enhanced-geometry svg:viewBox="0 0 21600 21600" draw:type="rectangle" draw:enhanced-path="M 0 0 L 21600 0 21600 21600 0 21600 0 0 Z N"/>
        </draw:custom-shape>
        <draw:custom-shape draw:style-name="gr4" draw:text-style-name="P3" draw:layer="layout" svg:width="11.5cm" svg:height="1.5cm" svg:x="94.543cm" svg:y="115.5cm">
          <text:p text:style-name="P3"><text:span text:style-name="T4">Config parameter: leaf</text:span></text:p>
          <draw:enhanced-geometry svg:viewBox="0 0 21600 21600" draw:type="rectangle" draw:enhanced-path="M 0 0 L 21600 0 21600 21600 0 21600 0 0 Z N"/>
        </draw:custom-shape>
        <draw:custom-shape draw:style-name="gr5" draw:text-style-name="P3" draw:layer="layout" svg:width="1cm" svg:height="2.5cm" svg:x="106.043cm" svg:y="115cm">
          <text:p text:style-name="P3"><text:span text:style-name="T4">2</text:span></text:p>
          <draw:enhanced-geometry svg:viewBox="0 0 21600 21600" draw:mirror-horizontal="true" draw:type="rectangle" draw:enhanced-path="M 0 0 L 21600 0 21600 21600 0 21600 0 0 Z N"/>
        </draw:custom-shape>
        <draw:custom-shape draw:style-name="gr82" draw:text-style-name="P20" draw:id="id64" draw:layer="layout" svg:width="13cm" svg:height="6.5cm" svg:x="94.043cm" svg:y="117.5cm">
          <text:p text:style-name="P19"><text:span text:style-name="T28">Configurable entity code</text:span></text:p>
          <text:p text:style-name="P19"><text:span text:style-name="T28">Configuration parameter ID <text:s/></text:span></text:p>
          <text:p text:style-name="P19"><text:span text:style-name="T29">Parameter type = "</text:span><text:span text:style-name="T28">leaf</text:span><text:span text:style-name="T29">"</text:span></text:p>
          <text:p text:style-name="P19"><text:span text:style-name="T29"/></text:p>
          <text:p text:style-name="P19"><text:span text:style-name="T24">Parameter default value</text:span></text:p>
          <text:p text:style-name="P19"><text:span text:style-name="T24">Source type for the default languaged value</text:span></text:p>
          <draw:enhanced-geometry svg:viewBox="0 0 21600 21600" draw:mirror-horizontal="false" draw:mirror-vertical="false" draw:type="rectangle" draw:enhanced-path="M 0 0 L 21600 0 21600 21600 0 21600 0 0 Z N"/>
        </draw:custom-shape>
        <draw:custom-shape draw:style-name="gr82" draw:text-style-name="P23" draw:id="id79" draw:layer="layout" svg:width="1cm" svg:height="6.5cm" svg:x="107.043cm" svg:y="117.5cm">
          <draw:glue-point draw:id="4" svg:x="5cm" svg:y="-3.461cm"/>
          <draw:glue-point draw:id="5" svg:x="5cm" svg:y="1.153cm"/>
          <draw:glue-point draw:id="6" svg:x="5cm" svg:y="3.461cm"/>
          <text:p text:style-name="P21"><text:span text:style-name="T24">#</text:span></text:p>
          <text:p text:style-name="P21"><text:span text:style-name="T24">#</text:span></text:p>
          <text:p text:style-name="P21"><text:span text:style-name="T24">*</text:span></text:p>
          <text:p text:style-name="P21"><text:span text:style-name="T24"/></text:p>
          <text:p text:style-name="P21"><text:span text:style-name="T24">o</text:span></text:p>
          <text:p text:style-name="P21"><text:span text:style-name="T24"/></text:p>
          <text:p text:style-name="P21"><text:span text:style-name="T24">*</text:span></text:p>
          <draw:enhanced-geometry svg:viewBox="0 0 21600 21600" draw:mirror-horizontal="false" draw:mirror-vertical="false" draw:type="rectangle" draw:enhanced-path="M 0 0 L 21600 0 21600 21600 0 21600 0 0 Z N"/>
        </draw:custom-shape>
        <draw:connector draw:style-name="gr40" draw:text-style-name="P3" draw:layer="layout" svg:x1="67.693cm" svg:y1="110.615cm" svg:x2="100.543cm" svg:y2="115cm" draw:start-shape="id53" draw:start-glue-point="2" draw:end-shape="id59" draw:end-glue-point="0" svg:d="m67693 110615v2193h32850v2192">
          <text:p/>
        </draw:connector>
        <draw:path draw:style-name="gr104" draw:text-style-name="P3" draw:layer="layout" svg:width="2.184cm" svg:height="2.593cm" draw:transform="rotate (-0.909142007364861) translate (68.2667096474376cm 110.733645863218cm)" svg:viewBox="0 0 2185 2594" svg:d="m0 30824c1050 478 1675-550 2185-1206l-78-1100-79-165">
          <text:p/>
        </draw:path>
        <draw:frame draw:style-name="gr105" draw:text-style-name="P27" draw:layer="layout" svg:width="2.5cm" svg:height="1.289cm" svg:x="66.643cm" svg:y="113.211cm">
          <draw:text-box>
            <text:p><text:span text:style-name="T30">XOR</text:span></text:p>
          </draw:text-box>
        </draw:frame>
        <draw:connector draw:style-name="gr28" draw:text-style-name="P3" draw:layer="layout" svg:x1="59.143cm" svg:y1="126.642cm" svg:x2="59.143cm" svg:y2="124cm" draw:start-shape="id60" draw:start-glue-point="0" draw:end-shape="id61" draw:end-glue-point="2" svg:d="m59143 126642v-2642">
          <text:p/>
        </draw:connector>
        <draw:g draw:id="id60">
          <draw:custom-shape draw:style-name="gr106" draw:text-style-name="P11" draw:layer="layout" svg:width="2cm" svg:height="2cm" svg:x="58.143cm" svg:y="126.642cm">
            <text:p text:style-name="P10"><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07" draw:text-style-name="P11" draw:layer="layout" svg:width="1.4cm" svg:height="1.4cm" svg:x="58.443cm" svg:y="126.942cm">
            <text:p text:style-name="P10"><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40" draw:text-style-name="P3" draw:layer="layout" svg:x1="59.143cm" svg:y1="128.642cm" svg:x2="59.143cm" svg:y2="132.5cm" draw:start-shape="id60" draw:start-glue-point="2" draw:end-shape="id62" draw:end-glue-point="0" svg:d="m59143 128642v3858">
          <text:p/>
        </draw:connector>
        <draw:connector draw:style-name="gr28" draw:text-style-name="P3" draw:layer="layout" svg:x1="100.543cm" svg:y1="126.642cm" svg:x2="100.543cm" svg:y2="124cm" draw:start-shape="id63" draw:start-glue-point="0" draw:end-shape="id64" draw:end-glue-point="2" svg:d="m100543 126642v-2642">
          <text:p/>
        </draw:connector>
        <draw:g draw:id="id63">
          <draw:custom-shape draw:style-name="gr108" draw:text-style-name="P11" draw:layer="layout" svg:width="2cm" svg:height="2cm" svg:x="99.543cm" svg:y="126.642cm">
            <text:p text:style-name="P10"><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09" draw:text-style-name="P11" draw:layer="layout" svg:width="1.4cm" svg:height="1.4cm" svg:x="99.843cm" svg:y="126.942cm">
            <text:p text:style-name="P10"><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40" draw:text-style-name="P3" draw:layer="layout" svg:x1="100.543cm" svg:y1="128.642cm" svg:x2="100.543cm" svg:y2="132.5cm" draw:start-shape="id63" draw:start-glue-point="2" draw:end-shape="id65" draw:end-glue-point="0" svg:d="m100543 128642v3858">
          <text:p/>
        </draw:connector>
        <draw:custom-shape draw:style-name="gr3" draw:text-style-name="P3" draw:id="id65" draw:layer="layout" svg:width="13cm" svg:height="2.5cm" svg:x="94.043cm" svg:y="132.5cm">
          <draw:glue-point draw:id="4" svg:x="-2.391cm" svg:y="-5.004cm"/>
          <text:p/>
          <draw:enhanced-geometry svg:viewBox="0 0 21600 21600" draw:type="rectangle" draw:enhanced-path="M 0 0 L 21600 0 21600 21600 0 21600 0 0 Z N"/>
        </draw:custom-shape>
        <draw:custom-shape draw:style-name="gr4" draw:text-style-name="P3" draw:layer="layout" svg:width="11.5cm" svg:height="1.5cm" svg:x="94.543cm" svg:y="133cm">
          <text:p text:style-name="P3"><text:span text:style-name="T4">Config parameter value: leaf</text:span></text:p>
          <draw:enhanced-geometry svg:viewBox="0 0 21600 21600" draw:type="rectangle" draw:enhanced-path="M 0 0 L 21600 0 21600 21600 0 21600 0 0 Z N"/>
        </draw:custom-shape>
        <draw:custom-shape draw:style-name="gr5" draw:text-style-name="P3" draw:layer="layout" svg:width="1cm" svg:height="2.5cm" svg:x="106.043cm" svg:y="132.5cm">
          <text:p text:style-name="P3"><text:span text:style-name="T4">3</text:span></text:p>
          <draw:enhanced-geometry svg:viewBox="0 0 21600 21600" draw:mirror-horizontal="true" draw:type="rectangle" draw:enhanced-path="M 0 0 L 21600 0 21600 21600 0 21600 0 0 Z N"/>
        </draw:custom-shape>
        <draw:custom-shape draw:style-name="gr82" draw:text-style-name="P20" draw:id="id71" draw:layer="layout" svg:width="13cm" svg:height="6.5cm" svg:x="94.043cm" svg:y="135cm">
          <text:p text:style-name="P19"><text:span text:style-name="T28">Configurable entity code</text:span></text:p>
          <text:p text:style-name="P19"><text:span text:style-name="T28">Configuration parameter ID </text:span></text:p>
          <text:p text:style-name="P19"><text:span text:style-name="T28">Configuration ID</text:span></text:p>
          <text:p text:style-name="P19"><text:span text:style-name="T28">Value language code</text:span><text:span text:style-name="T19"> (C)</text:span></text:p>
          <text:p text:style-name="P19"><text:span text:style-name="T28"/></text:p>
          <text:p text:style-name="P19"><text:span text:style-name="T24">Value</text:span></text:p>
          <draw:enhanced-geometry svg:viewBox="0 0 21600 21600" draw:mirror-horizontal="false" draw:mirror-vertical="false" draw:type="rectangle" draw:enhanced-path="M 0 0 L 21600 0 21600 21600 0 21600 0 0 Z N"/>
        </draw:custom-shape>
        <draw:custom-shape draw:style-name="gr82" draw:text-style-name="P23" draw:layer="layout" svg:width="1cm" svg:height="6.5cm" svg:x="107.043cm" svg:y="135cm">
          <draw:glue-point draw:id="4" svg:x="5cm" svg:y="-3.461cm"/>
          <draw:glue-point draw:id="5" svg:x="5cm" svg:y="1.153cm"/>
          <draw:glue-point draw:id="6" svg:x="5cm" svg:y="3.461cm"/>
          <text:p text:style-name="P21"><text:span text:style-name="T24">#</text:span></text:p>
          <text:p text:style-name="P21"><text:span text:style-name="T24">#</text:span></text:p>
          <text:p text:style-name="P21"><text:span text:style-name="T24">#</text:span></text:p>
          <text:p text:style-name="P21"><text:span text:style-name="T24">#o</text:span></text:p>
          <text:p text:style-name="P21"><text:span text:style-name="T24"/></text:p>
          <text:p text:style-name="P21"><text:span text:style-name="T24">*</text:span></text:p>
          <draw:enhanced-geometry svg:viewBox="0 0 21600 21600" draw:mirror-horizontal="false" draw:mirror-vertical="false" draw:type="rectangle" draw:enhanced-path="M 0 0 L 21600 0 21600 21600 0 21600 0 0 Z N"/>
        </draw:custom-shape>
        <draw:custom-shape draw:style-name="gr3" draw:text-style-name="P3" draw:id="id62" draw:layer="layout" svg:width="13cm" svg:height="2.5cm" svg:x="52.643cm" svg:y="132.5cm">
          <draw:glue-point draw:id="4" svg:x="-2.391cm" svg:y="-5.004cm"/>
          <text:p/>
          <draw:enhanced-geometry svg:viewBox="0 0 21600 21600" draw:type="rectangle" draw:enhanced-path="M 0 0 L 21600 0 21600 21600 0 21600 0 0 Z N"/>
        </draw:custom-shape>
        <draw:custom-shape draw:style-name="gr4" draw:text-style-name="P3" draw:layer="layout" svg:width="11.5cm" svg:height="1.5cm" svg:x="53.143cm" svg:y="133cm">
          <text:p text:style-name="P3"><text:span text:style-name="T4">Config parameter value: leaf</text:span></text:p>
          <draw:enhanced-geometry svg:viewBox="0 0 21600 21600" draw:type="rectangle" draw:enhanced-path="M 0 0 L 21600 0 21600 21600 0 21600 0 0 Z N"/>
        </draw:custom-shape>
        <draw:custom-shape draw:style-name="gr5" draw:text-style-name="P3" draw:id="id69" draw:layer="layout" svg:width="1cm" svg:height="2.5cm" svg:x="64.643cm" svg:y="132.5cm">
          <text:p text:style-name="P3"><text:span text:style-name="T4">3</text:span></text:p>
          <draw:enhanced-geometry svg:viewBox="0 0 21600 21600" draw:mirror-horizontal="true" draw:type="rectangle" draw:enhanced-path="M 0 0 L 21600 0 21600 21600 0 21600 0 0 Z N"/>
        </draw:custom-shape>
        <draw:custom-shape draw:style-name="gr82" draw:text-style-name="P20" draw:id="id73" draw:layer="layout" svg:width="13cm" svg:height="6.5cm" svg:x="52.643cm" svg:y="135cm">
          <text:p text:style-name="P19"><text:span text:style-name="T28">Configurable entity code</text:span></text:p>
          <text:p text:style-name="P19"><text:span text:style-name="T28">Configuration parameter ID </text:span></text:p>
          <text:p text:style-name="P19"><text:span text:style-name="T28">Configuration ID</text:span></text:p>
          <text:p text:style-name="P19"><text:span text:style-name="T28"/></text:p>
          <text:p text:style-name="P19"><text:span text:style-name="T29">Configurable SUBentity code</text:span></text:p>
          <text:p text:style-name="P19"><text:span text:style-name="T29"/></text:p>
          <text:p text:style-name="P19"><text:span text:style-name="T29">Type of subconfig reference usage</text:span></text:p>
          <text:p text:style-name="P19"><text:span text:style-name="T29">Subconfiguration ID</text:span></text:p>
          <text:p text:style-name="P19"><text:span text:style-name="T29">Subconfig reference</text:span></text:p>
          <text:p text:style-name="P19"><text:span text:style-name="T29"/></text:p>
          <draw:enhanced-geometry svg:viewBox="0 0 21600 21600" draw:mirror-horizontal="false" draw:mirror-vertical="false" draw:type="rectangle" draw:enhanced-path="M 0 0 L 21600 0 21600 21600 0 21600 0 0 Z N"/>
        </draw:custom-shape>
        <draw:custom-shape draw:style-name="gr82" draw:text-style-name="P23" draw:id="id67" draw:layer="layout" svg:width="1cm" svg:height="6.5cm" svg:x="65.643cm" svg:y="135cm">
          <draw:glue-point draw:id="4" svg:x="5cm" svg:y="-3.461cm"/>
          <draw:glue-point draw:id="5" svg:x="5cm" svg:y="1.153cm"/>
          <draw:glue-point draw:id="6" svg:x="5cm" svg:y="3.461cm"/>
          <text:p text:style-name="P21"><text:span text:style-name="T24">#</text:span></text:p>
          <text:p text:style-name="P21"><text:span text:style-name="T24">#</text:span></text:p>
          <text:p text:style-name="P21"><text:span text:style-name="T24">#</text:span></text:p>
          <text:p text:style-name="P21"><text:span text:style-name="T24"/></text:p>
          <text:p text:style-name="P21"><text:span text:style-name="T24">*</text:span></text:p>
          <text:p text:style-name="P21"><text:span text:style-name="T24"/></text:p>
          <text:p text:style-name="P21"><text:span text:style-name="T24">*</text:span></text:p>
          <text:p text:style-name="P21"><text:span text:style-name="T24">o</text:span></text:p>
          <text:p text:style-name="P21"><text:span text:style-name="T24">o</text:span></text:p>
          <draw:enhanced-geometry svg:viewBox="0 0 21600 21600" draw:mirror-horizontal="false" draw:mirror-vertical="false" draw:type="rectangle" draw:enhanced-path="M 0 0 L 21600 0 21600 21600 0 21600 0 0 Z N"/>
        </draw:custom-shape>
        <draw:connector draw:style-name="gr28" draw:text-style-name="P3" draw:layer="layout" svg:x1="71.143cm" svg:y1="133.999cm" svg:x2="66.643cm" svg:y2="136.001cm" draw:start-shape="id66" draw:start-glue-point="2" draw:end-shape="id67" draw:end-glue-point="4" svg:d="m71143 133999v2002h-4500">
          <text:p/>
        </draw:connector>
        <draw:g draw:id="id66">
          <draw:custom-shape draw:style-name="gr110" draw:text-style-name="P11" draw:layer="layout" svg:width="2cm" svg:height="2cm" svg:x="70.143cm" svg:y="131.999cm">
            <text:p text:style-name="P10"><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1" draw:text-style-name="P11" draw:layer="layout" svg:width="1.4cm" svg:height="1.4cm" svg:x="70.443cm" svg:y="132.299cm">
            <text:p text:style-name="P10"><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40" draw:text-style-name="P3" draw:layer="layout" svg:x1="71.143cm" svg:y1="131.999cm" svg:x2="66.643cm" svg:y2="122.999cm" draw:start-shape="id66" draw:start-glue-point="0" draw:end-shape="id57" draw:end-glue-point="6" svg:d="m71143 131999v-9000h-4500">
          <text:p/>
        </draw:connector>
        <draw:frame draw:style-name="gr103" draw:text-style-name="P26" draw:layer="layout" svg:width="5.5cm" svg:height="2.423cm" svg:x="72.143cm" svg:y="132cm">
          <draw:text-box>
            <text:p><text:span text:style-name="T2">Parameter <text:s/>value reference</text:span></text:p>
          </draw:text-box>
        </draw:frame>
        <draw:connector draw:style-name="gr72" draw:layer="layout" draw:type="line" svg:x1="77.767cm" svg:y1="129.471cm" svg:x2="66.143cm" svg:y2="124cm" draw:start-shape="id68" draw:end-shape="id57" draw:end-glue-point="2" svg:d="m77767 129471-11624-5471">
          <text:p/>
        </draw:connector>
        <draw:custom-shape draw:style-name="gr84" draw:text-style-name="P18" draw:id="id68" draw:layer="layout" svg:width="12.876cm" svg:height="8.058cm" svg:x="77.767cm" svg:y="125.442cm">
          <text:p text:style-name="P18"><text:span text:style-name="T19">Type of parameter value reference usage: </text:span></text:p>
          <text:p text:style-name="P18"><text:span text:style-name="T19"/></text:p>
          <text:p text:style-name="P18"><text:span text:style-name="T24">Use reference, ignore value ("</text:span><text:span text:style-name="T19">alw_onl_lnk</text:span><text:span text:style-name="T24">")</text:span></text:p>
          <text:p text:style-name="P18"><text:span text:style-name="T24">Use reference, if value is NULL ("</text:span><text:span text:style-name="T19">whn_vnull_lnk</text:span><text:span text:style-name="T24">")</text:span></text:p>
          <text:p text:style-name="P18"><text:span text:style-name="T24">Use no reference for value ("</text:span><text:span text:style-name="T19">no_lnk</text:span><text:span text:style-name="T24">")</text:span></text:p>
          <draw:enhanced-geometry svg:viewBox="0 0 21600 21600" draw:type="rectangle" draw:enhanced-path="M 0 0 L 21600 0 21600 21600 0 21600 0 0 Z N"/>
        </draw:custom-shape>
        <draw:connector draw:style-name="gr72" draw:layer="layout" draw:type="line" svg:x1="77.767cm" svg:y1="129.471cm" svg:x2="65.643cm" svg:y2="133.75cm" draw:start-shape="id68" draw:start-glue-point="3" draw:end-shape="id69" draw:end-glue-point="1" svg:d="m77767 129471-12124 4279">
          <text:p/>
        </draw:connector>
        <draw:connector draw:style-name="gr28" draw:text-style-name="P3" draw:layer="layout" svg:x1="40.643cm" svg:y1="146.5cm" svg:x2="40.644cm" svg:y2="90.242cm" draw:start-shape="id70" draw:start-glue-point="0" draw:end-shape="id37" draw:end-glue-point="5" svg:d="m40643 146500v-28129h1v-28129">
          <text:p/>
        </draw:connector>
        <draw:g draw:id="id70">
          <draw:custom-shape draw:style-name="gr112" draw:text-style-name="P11" draw:layer="layout" svg:width="2cm" svg:height="2cm" svg:x="39.643cm" svg:y="146.5cm">
            <text:p text:style-name="P10"><text:span text:style-name="T12"><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13" draw:text-style-name="P11" draw:layer="layout" svg:width="1.4cm" svg:height="1.4cm" svg:x="39.943cm" svg:y="146.8cm">
            <text:p text:style-name="P10"><text:span text:style-name="T12"><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onnector draw:style-name="gr40" draw:text-style-name="P3" draw:layer="layout" svg:x1="41.643cm" svg:y1="147.5cm" svg:x2="100.543cm" svg:y2="141.5cm" draw:start-shape="id70" draw:start-glue-point="1" draw:end-shape="id71" draw:end-glue-point="2" svg:d="m41643 147500h58900v-6000">
          <text:p/>
        </draw:connector>
        <draw:connector draw:style-name="gr28" draw:text-style-name="P3" draw:layer="layout" svg:x1="43.674cm" svg:y1="143.905cm" svg:x2="43.642cm" svg:y2="90.242cm" draw:start-shape="id72" draw:start-glue-point="0" draw:end-shape="id37" draw:end-glue-point="6" svg:d="m43674 143905v-26831h-32v-26832">
          <text:p/>
        </draw:connector>
        <draw:g draw:id="id72">
          <draw:custom-shape draw:style-name="gr114" draw:text-style-name="P11" draw:layer="layout" svg:width="2cm" svg:height="2cm" svg:x="42.674cm" svg:y="143.905cm">
            <text:p text:style-name="P10"><text:span text:style-name="T12"><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15" draw:text-style-name="P11" draw:layer="layout" svg:width="1.4cm" svg:height="1.4cm" svg:x="42.974cm" svg:y="144.205cm">
            <text:p text:style-name="P10"><text:span text:style-name="T12"><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onnector draw:style-name="gr40" draw:text-style-name="P3" draw:layer="layout" svg:x1="44.674cm" svg:y1="144.905cm" svg:x2="59.143cm" svg:y2="141.5cm" draw:start-shape="id72" draw:start-glue-point="1" draw:end-shape="id73" draw:end-glue-point="2" svg:d="m44674 144905h14469v-3405">
          <text:p/>
        </draw:connector>
        <draw:connector draw:style-name="gr51" draw:text-style-name="P3" draw:layer="layout" svg:x1="46.674cm" svg:y1="137.3cm" svg:x2="46.642cm" svg:y2="90.242cm" draw:start-shape="id74" draw:start-glue-point="0" draw:end-shape="id37" draw:end-glue-point="4" svg:d="m46674 137300v-23529h-32v-23529">
          <text:p/>
        </draw:connector>
        <draw:g draw:id="id74">
          <draw:custom-shape draw:style-name="gr116" draw:text-style-name="P11" draw:layer="layout" svg:width="2cm" svg:height="2cm" svg:x="45.674cm" svg:y="137.3cm">
            <text:p text:style-name="P10"><text:span text:style-name="T12"><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17" draw:text-style-name="P11" draw:layer="layout" svg:width="1.4cm" svg:height="1.4cm" svg:x="45.974cm" svg:y="137.6cm">
            <text:p text:style-name="P10"><text:span text:style-name="T12"><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onnector draw:style-name="gr40" draw:text-style-name="P3" draw:layer="layout" svg:x1="47.674cm" svg:y1="138.3cm" svg:x2="52.643cm" svg:y2="138.25cm" draw:start-shape="id74" draw:start-glue-point="1" draw:end-shape="id73" draw:end-glue-point="3" svg:d="m47674 138300h2485v-50h2484">
          <text:p/>
        </draw:connector>
        <draw:connector draw:style-name="gr51" draw:text-style-name="P3" draw:layer="layout" svg:x1="49.643cm" svg:y1="119.7cm" svg:x2="49.643cm" svg:y2="90.242cm" draw:start-shape="id75" draw:start-glue-point="0" draw:end-shape="id43" draw:end-glue-point="2" svg:d="m49643 119700v-29458">
          <text:p/>
        </draw:connector>
        <draw:g draw:id="id75">
          <draw:custom-shape draw:style-name="gr118" draw:text-style-name="P11" draw:layer="layout" svg:width="2cm" svg:height="2cm" svg:x="48.643cm" svg:y="119.7cm">
            <text:p text:style-name="P10"><text:span text:style-name="T12"><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19" draw:text-style-name="P11" draw:layer="layout" svg:width="1.4cm" svg:height="1.4cm" svg:x="48.943cm" svg:y="120cm">
            <text:p text:style-name="P10"><text:span text:style-name="T12"><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onnector draw:style-name="gr40" draw:text-style-name="P3" draw:layer="layout" svg:x1="50.643cm" svg:y1="120.7cm" svg:x2="52.643cm" svg:y2="120.75cm" draw:start-shape="id75" draw:start-glue-point="1" draw:end-shape="id61" draw:end-glue-point="3" svg:d="m50643 120700h1001v50h999">
          <text:p/>
        </draw:connector>
        <draw:connector draw:style-name="gr72" draw:layer="layout" draw:type="line" svg:x1="24.893cm" svg:y1="106cm" svg:x2="22.143cm" svg:y2="101cm" draw:start-shape="id76" draw:start-glue-point="0" draw:end-shape="id77" draw:end-glue-point="2" svg:d="m24893 106000-2750-5000">
          <text:p/>
        </draw:connector>
        <draw:frame draw:style-name="gr1" draw:text-style-name="P13" draw:layer="layout" svg:width="4cm" svg:height="1.75cm" svg:x="23.643cm" svg:y="102cm">
          <draw:text-box>
            <text:p text:style-name="P12"><text:span text:style-name="T13">default</text:span></text:p>
            <text:p text:style-name="P12"><text:span text:style-name="T13">config</text:span></text:p>
          </draw:text-box>
        </draw:frame>
        <draw:custom-shape draw:style-name="gr79" draw:text-style-name="P28" draw:id="id76" draw:layer="layout" svg:width="25.5cm" svg:height="6.5cm" svg:x="12.143cm" svg:y="106cm">
          <text:p text:style-name="P18"><text:span text:style-name="T19">CMSS config #1</text:span></text:p>
          <text:p text:style-name="P18"><text:span text:style-name="T24"/></text:p>
          <text:p text:style-name="P18"><text:span text:style-name="T24">[LEAF] when to check completeness = "FOR COMPLETE ONLY"</text:span></text:p>
          <text:p text:style-name="P18"><text:span text:style-name="T24">[LEAF] completeness as regulator = "SET INCOMPLETE"</text:span></text:p>
          <text:p text:style-name="P18"><text:span text:style-name="T24">[LEAF] report on completeness check = "WHEN LOSING COMPLETENESS"</text:span></text:p>
          <text:p text:style-name="P18"><text:span text:style-name="T24">[LEAF] notice coanfig items creation/deletion = "DISABLED"</text:span></text:p>
          <text:p text:style-name="P18"><text:span text:style-name="T24">[LEAF] completeness check routines = "ENABLED"</text:span></text:p>
          <text:p text:style-name="P19"><text:span text:style-name="T24">[LEAF] autoadd languaged sub-/superconfigs = "ENABLED"</text:span></text:p>
          <draw:enhanced-geometry svg:viewBox="0 0 21600 21600" draw:type="rectangle" draw:enhanced-path="M 0 0 L 21600 0 21600 21600 0 21600 0 0 Z N"/>
        </draw:custom-shape>
        <draw:custom-shape draw:style-name="gr80" draw:text-style-name="P29" draw:id="id77" draw:layer="layout" svg:width="15cm" svg:height="6cm" svg:x="14.643cm" svg:y="95cm">
          <text:p text:style-name="P19"><text:span text:style-name="T24">[LEAF] when to check completeness</text:span></text:p>
          <text:p text:style-name="P19"><text:span text:style-name="T24">[LEAF] completeness as regulator</text:span></text:p>
          <text:p text:style-name="P19"><text:span text:style-name="T24">[LEAF] report on completeness check</text:span></text:p>
          <text:p text:style-name="P19"><text:span text:style-name="T24">[LEAF] notice config items creation/deletion</text:span></text:p>
          <text:p text:style-name="P19"><text:span text:style-name="T24">[LEAF] completeness check routines</text:span></text:p>
          <text:p text:style-name="P19"><text:span text:style-name="T24">[LEAF] autoadd languaged sub-/superconfigs</text:span></text:p>
          <draw:enhanced-geometry svg:viewBox="0 0 21600 21600" draw:type="rectangle" draw:enhanced-path="M 0 0 L 21600 0 21600 21600 0 21600 0 0 Z N"/>
        </draw:custom-shape>
        <draw:custom-shape draw:style-name="gr80" draw:text-style-name="P30" draw:layer="layout" svg:width="1cm" svg:height="6cm" svg:x="29.643cm" svg:y="95cm">
          <text:p text:style-name="P21"><text:span text:style-name="T24">*</text:span></text:p>
          <text:p text:style-name="P21"><text:span text:style-name="T31">*</text:span></text:p>
          <text:p text:style-name="P21"><text:span text:style-name="T32">*</text:span></text:p>
          <text:p text:style-name="P21"><text:span text:style-name="T32"/></text:p>
          <text:p text:style-name="P21"><text:span text:style-name="T32">*</text:span></text:p>
          <text:p text:style-name="P21"><text:span text:style-name="T32">*</text:span></text:p>
          <text:p text:style-name="P21"><text:span text:style-name="T32"/></text:p>
          <text:p text:style-name="P21"><text:span text:style-name="T32">*</text:span></text:p>
          <draw:enhanced-geometry svg:viewBox="0 0 21600 21600" draw:type="rectangle" draw:enhanced-path="M 0 0 L 21600 0 21600 21600 0 21600 0 0 Z N"/>
        </draw:custom-shape>
        <draw:custom-shape draw:style-name="gr81" draw:text-style-name="P3" draw:layer="layout" svg:width="15cm" svg:height="1.5cm" svg:x="14.643cm" svg:y="93.5cm">
          <text:p text:style-name="P3"><text:span text:style-name="T4">Configuration management </text:span></text:p>
          <text:p text:style-name="P3"><text:span text:style-name="T4">system setup</text:span></text:p>
          <draw:enhanced-geometry svg:viewBox="0 0 21600 21600" draw:type="rectangle" draw:enhanced-path="M 0 0 L 21600 0 21600 21600 0 21600 0 0 Z N"/>
        </draw:custom-shape>
        <draw:polyline draw:style-name="gr75" draw:text-style-name="P3" draw:layer="layout" svg:width="120.999cm" svg:height="86.999cm" svg:x="6.5cm" svg:y="66cm" svg:viewBox="0 0 121000 87000" draw:points="0,4822 121000,4822 121000,87000 3107,87000 3107,0">
          <text:p/>
        </draw:polyline>
        <draw:rect draw:style-name="gr73" draw:text-style-name="P32" draw:layer="layout" svg:width="10.5cm" svg:height="2.5cm" svg:x="20.699cm" svg:y="119.658cm">
          <text:p text:style-name="P31"><text:span text:style-name="T14">A lot of API...</text:span></text:p>
        </draw:rect>
        <draw:connector draw:style-name="gr72" draw:layer="layout" draw:type="line" svg:x1="112.124cm" svg:y1="120.656cm" svg:x2="108.043cm" svg:y2="120.75cm" draw:start-shape="id78" draw:end-shape="id79" draw:end-glue-point="1" svg:d="m112124 120656-4081 94">
          <text:p/>
        </draw:connector>
        <draw:custom-shape draw:style-name="gr84" draw:text-style-name="P18" draw:id="id78" draw:layer="layout" svg:width="12.876cm" svg:height="10.688cm" svg:x="112.124cm" svg:y="115.312cm">
          <text:p text:style-name="P19"><text:span text:style-name="T19">Types of sources for the default languaged values:</text:span></text:p>
          <text:p text:style-name="P18"><text:span text:style-name="T19"/></text:p>
          <text:p text:style-name="P18"><text:span text:style-name="T24">Read parameter default as value ("</text:span><text:span text:style-name="T19">paramval_dflt</text:span><text:span text:style-name="T24">")</text:span></text:p>
          <text:p text:style-name="P18"><text:span text:style-name="T24">Read nonlanguaged parameter value</text:span></text:p>
          <text:p text:style-name="P18"><text:span text:style-name="T24"><text:tab/></text:span><text:span text:style-name="T24">("</text:span><text:span text:style-name="T19">nonlnged_val</text:span><text:span text:style-name="T24">")</text:span></text:p>
          <text:p text:style-name="P18"><text:span text:style-name="T24">Read nonlanguaged parameter value, if it is NULL, read parameter default as value </text:span></text:p>
          <text:p text:style-name="P18"><text:span text:style-name="T24"><text:tab/></text:span><text:span text:style-name="T24">("</text:span><text:span text:style-name="T19">pdflt_w_nonlng_null</text:span><text:span text:style-name="T24">")</text:span></text:p>
          <text:p text:style-name="P18"><text:span text:style-name="T24">Leave value to be NULL</text:span></text:p>
          <text:p text:style-name="P18"><text:span text:style-name="T24"><text:tab/></text:span><text:span text:style-name="T24">("</text:span><text:span text:style-name="T19">null</text:span><text:span text:style-name="T24">")</text:span></text:p>
          <text:p text:style-name="P18"><text:span text:style-name="T24"/></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marker draw:name="Arrowheads_20_1" draw:display-name="Arrowheads 1" svg:viewBox="0 0 1122 2243" svg:d="m0 2108v17 17l12 42 30 34 38 21 43 4 29-8 30-21 25-26 13-34 343-1532 339 1520 13 42 29 34 39 21 42 4 42-12 34-30 21-42v-39-12l-4 4-440-1998-9-42-25-39-38-25-43-8-42 8-38 25-26 39-8 42z"/>
    <draw:marker draw:name="ERD_5f_0..1" draw:display-name="ERD_0..1" svg:viewBox="0 0 80000 97000" svg:d="m43000 0v21000h37000v8000h-37000v8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v-8000h-37000v-8000h37000v-21000z"/>
    <draw:marker draw:name="ERD_5f_0..N" draw:display-name="ERD_0..N" svg:viewBox="0 0 84000 97000" svg:d="m45000 0v31000l33000-31000h6000l-39000 37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l-39000-37000h6000l33000 31000v-31000z"/>
    <draw:marker draw:name="ERD_5f_1..1" draw:display-name="ERD_1..1" svg:viewBox="0 0 84000 97000" svg:d="m45000 0v40000h39000v8000h-39000v49000h-6000v-49000h-39000v-8000h39000v-40000z"/>
    <draw:marker draw:name="ERD_5f_1..N" draw:display-name="ERD_1..N" svg:viewBox="0 0 84000 97000" svg:d="m45000 0v31000l33000-31000h6000l-39000 37000v3000h39000v8000h-39000v49000h-6000v-49000h-39000v-8000h39000v-3000l-39000-37000h6000l33000 31000v-31000z"/>
    <draw:marker draw:name="Стили_20_стрелок_20_1" draw:display-name="Стили стрелок 1" svg:viewBox="0 0 84000 97000" svg:d="m45000 0v31000l33000-31000h6000l-39000 37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l-39000-37000h6000l33000 31000v-31000z"/>
    <draw:stroke-dash draw:name="Dash_20_1" draw:display-name="Dash 1" draw:style="rect" draw:dots1="1" draw:dots1-length="0.02cm" draw:dots2="1" draw:dots2-length="0.02cm" draw:distance="0.02cm"/>
    <draw:stroke-dash draw:name="Dash_20_2" draw:display-name="Dash 2" draw:style="rect" draw:dots1="7" draw:dots1-length="500%" draw:distance="450%"/>
    <draw:stroke-dash draw:name="Fine_20_Dashed" draw:display-name="Fine Dashed" draw:style="rect" draw:dots1="1" draw:dots1-length="0.508cm" draw:dots2="1" draw:dots2-length="0.508cm" draw:distance="0.508cm"/>
    <draw:stroke-dash draw:name="Line_20_Style_20_1" draw:display-name="Line Style 1" draw:style="rect" draw:dots1="1" draw:dots1-length="0.51cm" draw:dots2="1" draw:dots2-length="0.51cm" draw:distance="0.3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1cm" svg:stroke-color="#000000" draw:marker-start-width="0.45cm" draw:marker-start-center="false" draw:marker-end-width="0.45cm" draw:marker-end-center="false" draw:fill="solid" draw:fill-color="#99ccff" draw:fill-gradient-name="Gradient_20_7" draw:fill-hatch-name="Hatch_20_4" draw:fill-image-name="Bitmape_20_5" draw:fill-image-width="0cm" draw:fill-image-height="0cm" draw:textarea-horizontal-align="center" draw:textarea-vertical-align="middle" fo:padding-top="0.125cm" fo:padding-bottom="0.125cm" fo:padding-left="0.15cm" fo:padding-right="0.15cm" fo:wrap-option="wrap"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Courier New'" style:font-style-name="Обычный" style:font-family-generic="modern" style:font-pitch="fixed" fo:font-size="18pt" fo:language="en" fo:country="GB"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0cm" fo:page-height="290.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WorkTemplate"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Belka </meta:initial-creator>
    <meta:creation-date>2010-07-13T05:12:23.59</meta:creation-date>
    <dc:date>2010-08-18T04:10:11.93</dc:date>
    <dc:creator>Belka </dc:creator>
    <meta:editing-duration>PT09H58M28S</meta:editing-duration>
    <meta:editing-cycles>14</meta:editing-cycles>
    <meta:generator>OpenOffice.org/3.2$Win32 OpenOffice.org_project/320m17$Build-9498</meta:generator>
    <meta:document-statistic meta:object-count="295"/>
  </office:meta>
</office:document-meta>
</file>